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officeooo:rsid="0132886f" officeooo:paragraph-rsid="0132886f" style:font-style-asian="normal" style:font-style-complex="normal"/>
    </style:style>
    <style:style style:name="P34" style:family="paragraph" style:parent-style-name="Text_20_body">
      <style:text-properties fo:font-style="normal" officeooo:rsid="00bc4ccd" officeooo:paragraph-rsid="00bc4ccd" style:font-style-asian="normal" style:font-style-complex="normal"/>
    </style:style>
    <style:style style:name="P35"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6" style:family="paragraph" style:parent-style-name="Text_20_body">
      <style:text-properties officeooo:rsid="001a999c" officeooo:paragraph-rsid="001de560"/>
    </style:style>
    <style:style style:name="P37" style:family="paragraph" style:parent-style-name="Text_20_body">
      <style:text-properties officeooo:rsid="00219dbf" officeooo:paragraph-rsid="00219dbf"/>
    </style:style>
    <style:style style:name="P38" style:family="paragraph" style:parent-style-name="Text_20_body">
      <style:text-properties officeooo:rsid="002c3363" officeooo:paragraph-rsid="0042cce7"/>
    </style:style>
    <style:style style:name="P39" style:family="paragraph" style:parent-style-name="Text_20_body">
      <style:text-properties officeooo:paragraph-rsid="0042cce7"/>
    </style:style>
    <style:style style:name="P40" style:family="paragraph" style:parent-style-name="Text_20_body">
      <style:text-properties officeooo:rsid="0049b70b" officeooo:paragraph-rsid="006415d6"/>
    </style:style>
    <style:style style:name="P41" style:family="paragraph" style:parent-style-name="Text_20_body">
      <style:text-properties officeooo:rsid="004b3101" officeooo:paragraph-rsid="004b3101"/>
    </style:style>
    <style:style style:name="P42" style:family="paragraph" style:parent-style-name="Text_20_body">
      <style:text-properties officeooo:paragraph-rsid="005438ce"/>
    </style:style>
    <style:style style:name="P43" style:family="paragraph" style:parent-style-name="Text_20_body">
      <style:text-properties officeooo:rsid="007cf1a7" officeooo:paragraph-rsid="007cf1a7"/>
    </style:style>
    <style:style style:name="P44" style:family="paragraph" style:parent-style-name="Text_20_body">
      <style:text-properties officeooo:paragraph-rsid="006877c2"/>
    </style:style>
    <style:style style:name="P45" style:family="paragraph" style:parent-style-name="Text_20_body">
      <style:text-properties officeooo:rsid="008baa41" officeooo:paragraph-rsid="0125c706"/>
    </style:style>
    <style:style style:name="P46" style:family="paragraph" style:parent-style-name="Text_20_body">
      <style:text-properties officeooo:rsid="008cce28" officeooo:paragraph-rsid="0090a224"/>
    </style:style>
    <style:style style:name="P47" style:family="paragraph" style:parent-style-name="Text_20_body">
      <style:text-properties officeooo:rsid="008f1046" officeooo:paragraph-rsid="008f1046"/>
    </style:style>
    <style:style style:name="P48" style:family="paragraph" style:parent-style-name="Text_20_body">
      <style:text-properties officeooo:rsid="0096bf20" officeooo:paragraph-rsid="0096bf20"/>
    </style:style>
    <style:style style:name="P49" style:family="paragraph" style:parent-style-name="Text_20_body">
      <style:text-properties officeooo:rsid="0096bf20" officeooo:paragraph-rsid="00992ce8"/>
    </style:style>
    <style:style style:name="P50" style:family="paragraph" style:parent-style-name="Text_20_body">
      <style:text-properties officeooo:paragraph-rsid="009bb6e6"/>
    </style:style>
    <style:style style:name="P51" style:family="paragraph" style:parent-style-name="Text_20_body">
      <style:text-properties officeooo:rsid="009d7de1" officeooo:paragraph-rsid="009d7de1"/>
    </style:style>
    <style:style style:name="P52" style:family="paragraph" style:parent-style-name="Text_20_body">
      <style:text-properties officeooo:paragraph-rsid="009e08b6"/>
    </style:style>
    <style:style style:name="P53" style:family="paragraph" style:parent-style-name="Text_20_body">
      <style:text-properties officeooo:rsid="00718ea5" officeooo:paragraph-rsid="00718ea5"/>
    </style:style>
    <style:style style:name="P54" style:family="paragraph" style:parent-style-name="Text_20_body">
      <style:text-properties officeooo:rsid="00aa23cf" officeooo:paragraph-rsid="00aa23cf"/>
    </style:style>
    <style:style style:name="P55" style:family="paragraph" style:parent-style-name="Text_20_body">
      <style:text-properties officeooo:rsid="00ab60a0" officeooo:paragraph-rsid="00ab60a0"/>
    </style:style>
    <style:style style:name="P56" style:family="paragraph" style:parent-style-name="Text_20_body">
      <style:text-properties officeooo:paragraph-rsid="0065b90c"/>
    </style:style>
    <style:style style:name="P57" style:family="paragraph" style:parent-style-name="Text_20_body">
      <style:text-properties officeooo:rsid="00b3e8a0" officeooo:paragraph-rsid="00cbebd8"/>
    </style:style>
    <style:style style:name="P58" style:family="paragraph" style:parent-style-name="Text_20_body">
      <style:text-properties officeooo:rsid="00b6c8f8" officeooo:paragraph-rsid="00b6c8f8"/>
    </style:style>
    <style:style style:name="P59" style:family="paragraph" style:parent-style-name="Text_20_body">
      <style:text-properties officeooo:paragraph-rsid="00bc4ccd"/>
    </style:style>
    <style:style style:name="P60" style:family="paragraph" style:parent-style-name="Text_20_body">
      <style:text-properties style:font-name="Times New Roman1" officeooo:rsid="00cd6f21" officeooo:paragraph-rsid="00cd6f21"/>
    </style:style>
    <style:style style:name="P61" style:family="paragraph" style:parent-style-name="Text_20_body">
      <style:text-properties style:font-name="Times New Roman1" officeooo:rsid="00d00542" officeooo:paragraph-rsid="00d00542"/>
    </style:style>
    <style:style style:name="P62" style:family="paragraph" style:parent-style-name="Text_20_body">
      <style:text-properties officeooo:rsid="010e143b" officeooo:paragraph-rsid="010e143b"/>
    </style:style>
    <style:style style:name="P63" style:family="paragraph" style:parent-style-name="Text_20_body">
      <style:text-properties officeooo:paragraph-rsid="01241026"/>
    </style:style>
    <style:style style:name="P64" style:family="paragraph" style:parent-style-name="Text_20_body">
      <style:text-properties officeooo:rsid="01279eff" officeooo:paragraph-rsid="01279eff"/>
    </style:style>
    <style:style style:name="P65" style:family="paragraph" style:parent-style-name="Text_20_body">
      <style:text-properties officeooo:paragraph-rsid="010e602b"/>
    </style:style>
    <style:style style:name="P66" style:family="paragraph" style:parent-style-name="Text_20_body">
      <style:text-properties officeooo:paragraph-rsid="014b311b"/>
    </style:style>
    <style:style style:name="P67" style:family="paragraph" style:parent-style-name="Text_20_body">
      <style:text-properties officeooo:rsid="014d9f7a" officeooo:paragraph-rsid="014d9f7a"/>
    </style:style>
    <style:style style:name="P68" style:family="paragraph" style:parent-style-name="Text_20_body">
      <style:text-properties officeooo:rsid="0156e72c" officeooo:paragraph-rsid="01587fc2"/>
    </style:style>
    <style:style style:name="P69" style:family="paragraph" style:parent-style-name="Text">
      <style:text-properties style:font-name="Times New Roman1" fo:font-size="12pt" officeooo:rsid="009a76f5" officeooo:paragraph-rsid="009a76f5" style:font-size-asian="10.5pt" style:font-size-complex="1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Heading_20_5">
      <style:text-properties fo:font-weight="normal" officeooo:rsid="0096bf20" officeooo:paragraph-rsid="0096bf20" style:font-weight-asian="normal" style:font-weight-complex="normal"/>
    </style:style>
    <style:style style:name="P74"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P75" style:family="paragraph" style:parent-style-name="Heading_20_3">
      <style:text-properties fo:font-style="normal" officeooo:rsid="00219dbf" officeooo:paragraph-rsid="00219dbf" style:font-style-asian="normal" style:font-style-complex="normal"/>
    </style:style>
    <style:style style:name="P76" style:family="paragraph" style:parent-style-name="Heading_20_3">
      <style:text-properties fo:font-style="normal" officeooo:rsid="00aa23cf" officeooo:paragraph-rsid="00aa23cf" style:font-style-asian="normal" style:font-style-complex="normal"/>
    </style:style>
    <style:style style:name="P77" style:family="paragraph" style:parent-style-name="Heading_20_3">
      <style:text-properties officeooo:rsid="008f1046" officeooo:paragraph-rsid="008f1046"/>
    </style:style>
    <style:style style:name="P78" style:family="paragraph" style:parent-style-name="Heading_20_3">
      <style:text-properties officeooo:rsid="006df2da" officeooo:paragraph-rsid="006df2da"/>
    </style:style>
    <style:style style:name="P79" style:family="paragraph" style:parent-style-name="Heading_20_3">
      <style:text-properties officeooo:rsid="006f8220" officeooo:paragraph-rsid="006f8220"/>
    </style:style>
    <style:style style:name="P80" style:family="paragraph" style:parent-style-name="Heading_20_3">
      <style:text-properties officeooo:rsid="00b3e8a0" officeooo:paragraph-rsid="00b3e8a0"/>
    </style:style>
    <style:style style:name="P81" style:family="paragraph" style:parent-style-name="Heading_20_3">
      <style:text-properties officeooo:rsid="00b6c8f8" officeooo:paragraph-rsid="00b6c8f8"/>
    </style:style>
    <style:style style:name="P82" style:family="paragraph" style:parent-style-name="Heading_20_3">
      <style:text-properties officeooo:rsid="00ba78ca" officeooo:paragraph-rsid="00ba78ca"/>
    </style:style>
    <style:style style:name="P83" style:family="paragraph" style:parent-style-name="Heading_20_3">
      <style:text-properties officeooo:rsid="00cd6f21" officeooo:paragraph-rsid="00cd6f21"/>
    </style:style>
    <style:style style:name="P84" style:family="paragraph" style:parent-style-name="Heading_20_3">
      <style:text-properties officeooo:rsid="010e143b" officeooo:paragraph-rsid="010e143b"/>
    </style:style>
    <style:style style:name="P85" style:family="paragraph" style:parent-style-name="Heading_20_3">
      <style:text-properties officeooo:rsid="008baa41" officeooo:paragraph-rsid="008baa41"/>
    </style:style>
    <style:style style:name="P86" style:family="paragraph" style:parent-style-name="Heading_20_3">
      <style:text-properties officeooo:rsid="0156e72c" officeooo:paragraph-rsid="0156e72c"/>
    </style:style>
    <style:style style:name="P87" style:family="paragraph" style:parent-style-name="Heading_20_4">
      <style:text-properties officeooo:rsid="0116a6cb" officeooo:paragraph-rsid="0116a6cb"/>
    </style:style>
    <style:style style:name="P88" style:family="paragraph" style:parent-style-name="Heading_20_4">
      <style:text-properties officeooo:rsid="01241026" officeooo:paragraph-rsid="01241026"/>
    </style:style>
    <style:style style:name="P89"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90" style:family="paragraph" style:parent-style-name="Heading_20_4">
      <style:text-properties fo:font-style="normal" officeooo:rsid="005c05db" officeooo:paragraph-rsid="005c05db" style:font-style-asian="normal" style:font-style-complex="normal"/>
    </style:style>
    <style:style style:name="P91" style:family="paragraph" style:parent-style-name="Heading_20_4">
      <style:text-properties officeooo:rsid="005c05db" officeooo:paragraph-rsid="005c05db"/>
    </style:style>
    <style:style style:name="P92" style:family="paragraph" style:parent-style-name="Text_20_body" style:list-style-name="L1"/>
    <style:style style:name="P93" style:family="paragraph" style:parent-style-name="Text_20_body" style:list-style-name="L1">
      <style:text-properties style:font-name="Consolas1" fo:font-size="10pt" fo:font-style="normal" officeooo:rsid="00ceef4c" officeooo:paragraph-rsid="00ceef4c" style:font-size-asian="10pt" style:font-style-asian="normal" style:font-size-complex="10pt" style:font-style-complex="normal"/>
    </style:style>
    <style:style style:name="P94" style:family="paragraph" style:parent-style-name="Text_20_body" style:list-style-name="L1">
      <style:text-properties style:font-name="Consolas1"/>
    </style:style>
    <style:style style:name="P95" style:family="paragraph" style:parent-style-name="Text_20_body" style:list-style-name="L1">
      <style:text-properties style:font-name="Times New Roman1" officeooo:rsid="00ceef4c" officeooo:paragraph-rsid="00ceef4c"/>
    </style:style>
    <style:style style:name="P96" style:family="paragraph" style:parent-style-name="Text_20_body" style:list-style-name="L1">
      <style:text-properties style:font-name="Times New Roman1" officeooo:rsid="00d66729" officeooo:paragraph-rsid="00d66729"/>
    </style:style>
    <style:style style:name="P97" style:family="paragraph" style:parent-style-name="Text_20_body" style:list-style-name="L1">
      <style:text-properties style:font-name="Times New Roman1" officeooo:rsid="00d00542" officeooo:paragraph-rsid="00e96c9a"/>
    </style:style>
    <style:style style:name="P98" style:family="paragraph" style:parent-style-name="Text_20_body" style:list-style-name="L1">
      <style:text-properties officeooo:rsid="0105ec36" officeooo:paragraph-rsid="0105ec36"/>
    </style:style>
    <style:style style:name="P99" style:family="paragraph" style:parent-style-name="Text_20_body" style:list-style-name="L1">
      <style:text-properties officeooo:rsid="01048e2d" officeooo:paragraph-rsid="01048e2d"/>
    </style:style>
    <style:style style:name="P100" style:family="paragraph" style:parent-style-name="Text_20_body" style:list-style-name="L1">
      <style:text-properties style:font-name="Consolas" fo:font-size="10pt" fo:font-style="normal" officeooo:rsid="01093c14" officeooo:paragraph-rsid="01093c14" style:font-size-asian="10pt" style:font-style-asian="normal" style:font-style-complex="normal"/>
    </style:style>
    <style:style style:name="P101" style:family="paragraph" style:parent-style-name="Text_20_body" style:list-style-name="L1">
      <style:text-properties officeooo:rsid="01093c14" officeooo:paragraph-rsid="01098d05"/>
    </style:style>
    <style:style style:name="P102" style:family="paragraph" style:parent-style-name="Text_20_body" style:list-style-name="L2"/>
    <style:style style:name="P103" style:family="paragraph" style:parent-style-name="Text_20_body" style:list-style-name="L2">
      <style:text-properties officeooo:rsid="00aa23cf" officeooo:paragraph-rsid="00aa23cf"/>
    </style:style>
    <style:style style:name="P104" style:family="paragraph" style:parent-style-name="Text_20_body" style:list-style-name="L3">
      <style:text-properties fo:font-style="normal" officeooo:rsid="003c7ce7" officeooo:paragraph-rsid="00138f66" style:font-style-asian="normal" style:font-style-complex="normal"/>
    </style:style>
    <style:style style:name="P105" style:family="paragraph" style:parent-style-name="Text_20_body" style:list-style-name="L3">
      <style:text-properties fo:font-style="normal" officeooo:rsid="00138f66" officeooo:paragraph-rsid="00138f66" style:font-style-asian="normal" style:font-style-complex="normal"/>
    </style:style>
    <style:style style:name="P106" style:family="paragraph" style:parent-style-name="Text_20_body" style:list-style-name="L1"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07" style:family="paragraph" style:parent-style-name="Standard" style:list-style-name="L3">
      <style:text-properties style:font-name="Consolas" fo:font-size="10pt" fo:font-style="normal" officeooo:rsid="00138f66" officeooo:paragraph-rsid="00138f66" style:font-size-asian="10pt" style:font-style-asian="normal" style:font-size-complex="10pt" style:font-style-complex="normal"/>
    </style:style>
    <style:style style:name="P108" style:family="paragraph" style:parent-style-name="Heading_20_1">
      <style:text-properties officeooo:rsid="001a999c" officeooo:paragraph-rsid="001a999c"/>
    </style:style>
    <style:style style:name="P109" style:family="paragraph" style:parent-style-name="Heading_20_1">
      <style:text-properties officeooo:paragraph-rsid="0049b70b"/>
    </style:style>
    <style:style style:name="P110" style:family="paragraph" style:parent-style-name="Heading_20_1">
      <style:text-properties fo:font-style="normal" officeooo:rsid="0053dd46" officeooo:paragraph-rsid="0053dd46" style:font-style-asian="normal" style:font-style-complex="normal"/>
    </style:style>
    <style:style style:name="P111" style:family="paragraph" style:parent-style-name="Heading_20_1">
      <style:text-properties fo:font-style="normal" officeooo:rsid="008baa41" officeooo:paragraph-rsid="008baa41" style:font-style-asian="normal" style:font-style-complex="normal"/>
    </style:style>
    <style:style style:name="P112" style:family="paragraph" style:parent-style-name="Heading_20_1">
      <style:text-properties fo:font-style="normal" officeooo:rsid="00138f66" officeooo:paragraph-rsid="00138f66" style:font-style-asian="normal" style:font-style-complex="normal"/>
    </style:style>
    <style:style style:name="P113" style:family="paragraph" style:parent-style-name="Heading_20_1">
      <style:text-properties officeooo:rsid="0042cce7" officeooo:paragraph-rsid="0042cce7"/>
    </style:style>
    <style:style style:name="P114" style:family="paragraph" style:parent-style-name="Heading_20_2">
      <style:text-properties fo:font-style="normal" style:font-style-asian="normal" style:font-style-complex="normal"/>
    </style:style>
    <style:style style:name="P115" style:family="paragraph" style:parent-style-name="Heading_20_2">
      <style:text-properties fo:font-style="normal" officeooo:rsid="001a999c" officeooo:paragraph-rsid="001a999c" style:font-style-asian="normal" style:font-style-complex="normal"/>
    </style:style>
    <style:style style:name="P116" style:family="paragraph" style:parent-style-name="Heading_20_2">
      <style:text-properties fo:font-style="normal" officeooo:rsid="00219dbf" officeooo:paragraph-rsid="00219dbf" style:font-style-asian="normal" style:font-style-complex="normal"/>
    </style:style>
    <style:style style:name="P117" style:family="paragraph" style:parent-style-name="Heading_20_2">
      <style:text-properties fo:font-style="normal" officeooo:rsid="0045e722" officeooo:paragraph-rsid="0045e722" style:font-style-asian="normal" style:font-style-complex="normal"/>
    </style:style>
    <style:style style:name="P118" style:family="paragraph" style:parent-style-name="Heading_20_2">
      <style:text-properties fo:font-style="normal" officeooo:rsid="008cce28" officeooo:paragraph-rsid="008cce28" style:font-style-asian="normal" style:font-style-complex="normal"/>
    </style:style>
    <style:style style:name="P119" style:family="paragraph" style:parent-style-name="Heading_20_2">
      <style:text-properties fo:font-style="normal" officeooo:rsid="009d7de1" officeooo:paragraph-rsid="009d7de1" style:font-style-asian="normal" style:font-style-complex="normal"/>
    </style:style>
    <style:style style:name="P120" style:family="paragraph" style:parent-style-name="Heading_20_2">
      <style:text-properties fo:font-style="normal" officeooo:rsid="009e08b6" officeooo:paragraph-rsid="009e08b6" style:font-style-asian="normal" style:font-style-complex="normal"/>
    </style:style>
    <style:style style:name="P121" style:family="paragraph" style:parent-style-name="Heading_20_2">
      <style:text-properties fo:font-style="normal" officeooo:rsid="0049b70b" officeooo:paragraph-rsid="0049b70b" style:font-style-asian="normal" style:font-style-complex="normal"/>
    </style:style>
    <style:style style:name="P122" style:family="paragraph" style:parent-style-name="Heading_20_2">
      <style:text-properties fo:font-style="normal" officeooo:rsid="0065b90c" officeooo:paragraph-rsid="0065b90c" style:font-style-asian="normal" style:font-style-complex="normal"/>
    </style:style>
    <style:style style:name="P123" style:family="paragraph" style:parent-style-name="Heading_20_2">
      <style:text-properties fo:font-style="normal" officeooo:rsid="00cd6f21" officeooo:paragraph-rsid="00cd6f21" style:font-style-asian="normal" style:font-style-complex="normal"/>
    </style:style>
    <style:style style:name="P124" style:family="paragraph" style:parent-style-name="Heading_20_2">
      <style:text-properties fo:font-style="normal" officeooo:rsid="008baa41" officeooo:paragraph-rsid="008baa41" style:font-style-asian="normal" style:font-style-complex="normal"/>
    </style:style>
    <style:style style:name="P125" style:family="paragraph" style:parent-style-name="Heading_20_2">
      <style:text-properties fo:font-style="normal" officeooo:rsid="0130eb77" officeooo:paragraph-rsid="0130eb77" style:font-style-asian="normal" style:font-style-complex="normal"/>
    </style:style>
    <style:style style:name="P126" style:family="paragraph" style:parent-style-name="Heading_20_2">
      <style:text-properties fo:font-style="normal" officeooo:rsid="00138f66" officeooo:paragraph-rsid="00138f66" style:font-style-asian="normal" style:font-style-complex="normal"/>
    </style:style>
    <style:style style:name="P127" style:family="paragraph" style:parent-style-name="Heading_20_2">
      <style:text-properties fo:font-style="normal" style:text-underline-style="none" officeooo:rsid="00af3ff2" officeooo:paragraph-rsid="00af3ff2"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a23cf" style:font-style-asian="normal" style:font-style-complex="normal"/>
    </style:style>
    <style:style style:name="T59" style:family="text">
      <style:text-properties fo:font-style="normal" officeooo:rsid="00abfe5b" style:font-style-asian="normal" style:font-style-complex="normal"/>
    </style:style>
    <style:style style:name="T60" style:family="text">
      <style:text-properties fo:font-style="normal" officeooo:rsid="00ad6048" style:font-style-asian="normal" style:font-style-complex="normal"/>
    </style:style>
    <style:style style:name="T61" style:family="text">
      <style:text-properties fo:font-style="normal" officeooo:rsid="00b56ea7" style:font-style-asian="normal" style:font-style-complex="normal"/>
    </style:style>
    <style:style style:name="T62" style:family="text">
      <style:text-properties fo:font-style="normal" officeooo:rsid="00b5ca7b" style:font-style-asian="normal" style:font-style-complex="normal"/>
    </style:style>
    <style:style style:name="T63" style:family="text">
      <style:text-properties fo:font-style="normal" officeooo:rsid="00b88862" style:font-style-asian="normal" style:font-style-complex="normal"/>
    </style:style>
    <style:style style:name="T64" style:family="text">
      <style:text-properties fo:font-style="normal" officeooo:rsid="00b918eb" style:font-style-asian="normal" style:font-style-complex="normal"/>
    </style:style>
    <style:style style:name="T65" style:family="text">
      <style:text-properties fo:font-style="normal" officeooo:rsid="00ba157a" style:font-style-asian="normal" style:font-style-complex="normal"/>
    </style:style>
    <style:style style:name="T66" style:family="text">
      <style:text-properties fo:font-style="normal" officeooo:rsid="00ba78ca" style:font-style-asian="normal" style:font-style-complex="normal"/>
    </style:style>
    <style:style style:name="T67" style:family="text">
      <style:text-properties fo:font-style="normal" officeooo:rsid="00bb2778" style:font-style-asian="normal" style:font-style-complex="normal"/>
    </style:style>
    <style:style style:name="T68" style:family="text">
      <style:text-properties fo:font-style="normal" officeooo:rsid="00bc4ccd" style:font-style-asian="normal" style:font-style-complex="normal"/>
    </style:style>
    <style:style style:name="T69" style:family="text">
      <style:text-properties fo:font-style="normal" officeooo:rsid="00bf59d3" style:font-style-asian="normal" style:font-style-complex="normal"/>
    </style:style>
    <style:style style:name="T70" style:family="text">
      <style:text-properties fo:font-style="normal" officeooo:rsid="00c03a5c" style:font-style-asian="normal" style:font-style-complex="normal"/>
    </style:style>
    <style:style style:name="T71" style:family="text">
      <style:text-properties fo:font-style="normal" officeooo:rsid="00c210fc" style:font-style-asian="normal" style:font-style-complex="normal"/>
    </style:style>
    <style:style style:name="T72" style:family="text">
      <style:text-properties fo:font-style="normal" officeooo:rsid="00c4b283" style:font-style-asian="normal" style:font-style-complex="normal"/>
    </style:style>
    <style:style style:name="T73" style:family="text">
      <style:text-properties fo:font-style="normal" officeooo:rsid="00c50771" style:font-style-asian="normal" style:font-style-complex="normal"/>
    </style:style>
    <style:style style:name="T74" style:family="text">
      <style:text-properties fo:font-style="normal" officeooo:rsid="00c956a1" style:font-style-asian="normal" style:font-style-complex="normal"/>
    </style:style>
    <style:style style:name="T75" style:family="text">
      <style:text-properties fo:font-style="normal" officeooo:rsid="00cbebd8" style:font-style-asian="normal" style:font-style-complex="normal"/>
    </style:style>
    <style:style style:name="T76" style:family="text">
      <style:text-properties fo:font-style="normal" officeooo:rsid="00cd265c" style:font-style-asian="normal" style:font-style-complex="normal"/>
    </style:style>
    <style:style style:name="T77" style:family="text">
      <style:text-properties fo:font-style="normal" officeooo:rsid="00ceef4c" style:font-style-asian="normal" style:font-style-complex="normal"/>
    </style:style>
    <style:style style:name="T78" style:family="text">
      <style:text-properties fo:font-style="normal" officeooo:rsid="00cf1ace" style:font-style-asian="normal" style:font-style-complex="normal"/>
    </style:style>
    <style:style style:name="T79" style:family="text">
      <style:text-properties fo:font-style="normal" officeooo:rsid="00d00542" style:font-style-asian="normal" style:font-style-complex="normal"/>
    </style:style>
    <style:style style:name="T80" style:family="text">
      <style:text-properties fo:font-style="normal" officeooo:rsid="00d06fa3" style:font-style-asian="normal" style:font-style-complex="normal"/>
    </style:style>
    <style:style style:name="T81" style:family="text">
      <style:text-properties fo:font-style="normal" officeooo:rsid="00d260f0" style:font-style-asian="normal" style:font-style-complex="normal"/>
    </style:style>
    <style:style style:name="T82" style:family="text">
      <style:text-properties fo:font-style="normal" officeooo:rsid="00d62598" style:font-style-asian="normal" style:font-style-complex="normal"/>
    </style:style>
    <style:style style:name="T83" style:family="text">
      <style:text-properties fo:font-style="normal" officeooo:rsid="00d66729" style:font-style-asian="normal" style:font-style-complex="normal"/>
    </style:style>
    <style:style style:name="T84" style:family="text">
      <style:text-properties fo:font-style="normal" officeooo:rsid="00d71581" style:font-style-asian="normal" style:font-style-complex="normal"/>
    </style:style>
    <style:style style:name="T85" style:family="text">
      <style:text-properties fo:font-style="normal" officeooo:rsid="00d972c9" style:font-style-asian="normal" style:font-style-complex="normal"/>
    </style:style>
    <style:style style:name="T86" style:family="text">
      <style:text-properties fo:font-style="normal" officeooo:rsid="00db45be" style:font-style-asian="normal" style:font-style-complex="normal"/>
    </style:style>
    <style:style style:name="T87" style:family="text">
      <style:text-properties fo:font-style="normal" officeooo:rsid="00dc9d05" style:font-style-asian="normal" style:font-style-complex="normal"/>
    </style:style>
    <style:style style:name="T88" style:family="text">
      <style:text-properties fo:font-style="normal" officeooo:rsid="00de6be1" style:font-style-asian="normal" style:font-style-complex="normal"/>
    </style:style>
    <style:style style:name="T89" style:family="text">
      <style:text-properties fo:font-style="normal" officeooo:rsid="00d878ab" style:font-style-asian="normal" style:font-style-complex="normal"/>
    </style:style>
    <style:style style:name="T90" style:family="text">
      <style:text-properties fo:font-style="normal" officeooo:rsid="01079231" style:font-style-asian="normal" style:font-style-complex="normal"/>
    </style:style>
    <style:style style:name="T91" style:family="text">
      <style:text-properties fo:font-style="normal" officeooo:rsid="010e602b" style:font-style-asian="normal" style:font-style-complex="normal"/>
    </style:style>
    <style:style style:name="T92" style:family="text">
      <style:text-properties fo:font-style="normal" officeooo:rsid="010ef5ac" style:font-style-asian="normal" style:font-style-complex="normal"/>
    </style:style>
    <style:style style:name="T93" style:family="text">
      <style:text-properties fo:font-style="normal" officeooo:rsid="0111ef70" style:font-style-asian="normal" style:font-style-complex="normal"/>
    </style:style>
    <style:style style:name="T94" style:family="text">
      <style:text-properties fo:font-style="normal" officeooo:rsid="0113cc9d" style:font-style-asian="normal" style:font-style-complex="normal"/>
    </style:style>
    <style:style style:name="T95" style:family="text">
      <style:text-properties fo:font-style="normal" officeooo:rsid="0117e9df" style:font-style-asian="normal" style:font-style-complex="normal"/>
    </style:style>
    <style:style style:name="T96" style:family="text">
      <style:text-properties fo:font-style="normal" officeooo:rsid="01195179" style:font-style-asian="normal" style:font-style-complex="normal"/>
    </style:style>
    <style:style style:name="T97" style:family="text">
      <style:text-properties fo:font-style="normal" officeooo:rsid="0119e3f0" style:font-style-asian="normal" style:font-style-complex="normal"/>
    </style:style>
    <style:style style:name="T98" style:family="text">
      <style:text-properties fo:font-style="normal" officeooo:rsid="011b5b2a" style:font-style-asian="normal" style:font-style-complex="normal"/>
    </style:style>
    <style:style style:name="T99" style:family="text">
      <style:text-properties fo:font-style="normal" officeooo:rsid="011d2d5a" style:font-style-asian="normal" style:font-style-complex="normal"/>
    </style:style>
    <style:style style:name="T100" style:family="text">
      <style:text-properties fo:font-style="normal" officeooo:rsid="011dcc3b" style:font-style-asian="normal" style:font-style-complex="normal"/>
    </style:style>
    <style:style style:name="T101" style:family="text">
      <style:text-properties fo:font-style="normal" officeooo:rsid="011ebbae" style:font-style-asian="normal" style:font-style-complex="normal"/>
    </style:style>
    <style:style style:name="T102" style:family="text">
      <style:text-properties fo:font-style="normal" officeooo:rsid="011f52af" style:font-style-asian="normal" style:font-style-complex="normal"/>
    </style:style>
    <style:style style:name="T103" style:family="text">
      <style:text-properties fo:font-style="normal" officeooo:rsid="01206709" style:font-style-asian="normal" style:font-style-complex="normal"/>
    </style:style>
    <style:style style:name="T104" style:family="text">
      <style:text-properties fo:font-style="normal" officeooo:rsid="0121611e" style:font-style-asian="normal" style:font-style-complex="normal"/>
    </style:style>
    <style:style style:name="T105" style:family="text">
      <style:text-properties fo:font-style="normal" officeooo:rsid="01217f35" style:font-style-asian="normal" style:font-style-complex="normal"/>
    </style:style>
    <style:style style:name="T106" style:family="text">
      <style:text-properties fo:font-style="normal" officeooo:rsid="0122fcfb" style:font-style-asian="normal" style:font-style-complex="normal"/>
    </style:style>
    <style:style style:name="T107" style:family="text">
      <style:text-properties fo:font-style="normal" officeooo:rsid="012537d5" style:font-style-asian="normal" style:font-style-complex="normal"/>
    </style:style>
    <style:style style:name="T108" style:family="text">
      <style:text-properties fo:font-style="normal" officeooo:rsid="0125c706" style:font-style-asian="normal" style:font-style-complex="normal"/>
    </style:style>
    <style:style style:name="T109" style:family="text">
      <style:text-properties fo:font-style="normal" officeooo:rsid="012897b2" style:font-style-asian="normal" style:font-style-complex="normal"/>
    </style:style>
    <style:style style:name="T110" style:family="text">
      <style:text-properties fo:font-style="normal" officeooo:rsid="0129902e" style:font-style-asian="normal" style:font-style-complex="normal"/>
    </style:style>
    <style:style style:name="T111" style:family="text">
      <style:text-properties fo:font-style="normal" officeooo:rsid="012b2865" style:font-style-asian="normal" style:font-style-complex="normal"/>
    </style:style>
    <style:style style:name="T112" style:family="text">
      <style:text-properties fo:font-style="normal" officeooo:rsid="012ce00d" style:font-style-asian="normal" style:font-style-complex="normal"/>
    </style:style>
    <style:style style:name="T113" style:family="text">
      <style:text-properties fo:font-style="normal" officeooo:rsid="014ed027" style:font-style-asian="normal" style:font-style-complex="normal"/>
    </style:style>
    <style:style style:name="T114" style:family="text">
      <style:text-properties fo:font-style="normal" officeooo:rsid="0150cc5b" style:font-style-asian="normal" style:font-style-complex="normal"/>
    </style:style>
    <style:style style:name="T115" style:family="text">
      <style:text-properties fo:font-style="normal" officeooo:rsid="01535f47" style:font-style-asian="normal" style:font-style-complex="normal"/>
    </style:style>
    <style:style style:name="T116" style:family="text">
      <style:text-properties fo:font-style="normal" officeooo:rsid="015449f3" style:font-style-asian="normal" style:font-style-complex="normal"/>
    </style:style>
    <style:style style:name="T117" style:family="text">
      <style:text-properties fo:font-style="normal" officeooo:rsid="01550e3f" style:font-style-asian="normal" style:font-style-complex="normal"/>
    </style:style>
    <style:style style:name="T118" style:family="text">
      <style:text-properties fo:font-style="normal" officeooo:rsid="0159ab09" style:font-style-asian="normal" style:font-style-complex="normal"/>
    </style:style>
    <style:style style:name="T119" style:family="text">
      <style:text-properties fo:font-style="normal" officeooo:rsid="0159ed4d" style:font-style-asian="normal" style:font-style-complex="normal"/>
    </style:style>
    <style:style style:name="T120" style:family="text">
      <style:text-properties fo:font-style="normal" officeooo:rsid="015b7fc5"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97b347" style:font-style-asian="normal" style:font-weight-asian="normal" style:font-style-complex="normal" style:font-weight-complex="normal"/>
    </style:style>
    <style:style style:name="T123" style:family="text">
      <style:text-properties fo:font-style="normal" fo:font-weight="normal" officeooo:rsid="00992ce8" style:font-style-asian="normal" style:font-weight-asian="normal" style:font-style-complex="normal" style:font-weight-complex="normal"/>
    </style:style>
    <style:style style:name="T124" style:family="text">
      <style:text-properties fo:font-style="normal" fo:font-weight="normal" officeooo:rsid="011978e7" style:font-style-asian="normal" style:font-weight-asian="normal" style:font-style-complex="normal" style:font-weight-complex="normal"/>
    </style:style>
    <style:style style:name="T125" style:family="text">
      <style:text-properties style:font-name="Consolas"/>
    </style:style>
    <style:style style:name="T126" style:family="text">
      <style:text-properties style:font-name="Consolas" fo:font-size="10pt" style:font-size-asian="10pt"/>
    </style:style>
    <style:style style:name="T127" style:family="text">
      <style:text-properties style:font-name="Consolas" fo:font-size="10pt" officeooo:rsid="00eba9b3" style:font-size-asian="10pt"/>
    </style:style>
    <style:style style:name="T128" style:family="text">
      <style:text-properties style:font-name="Consolas" fo:font-size="10pt" officeooo:rsid="00f260c4" style:font-size-asian="10pt"/>
    </style:style>
    <style:style style:name="T129" style:family="text">
      <style:text-properties style:font-name="Consolas" fo:font-size="10pt" officeooo:rsid="001813d2" style:font-size-asian="10pt"/>
    </style:style>
    <style:style style:name="T130" style:family="text">
      <style:text-properties style:font-name="Consolas" fo:font-size="10pt" officeooo:rsid="0039431b" style:font-size-asian="10pt"/>
    </style:style>
    <style:style style:name="T131" style:family="text">
      <style:text-properties style:font-name="Consolas" fo:font-size="10pt" officeooo:rsid="005c05db" style:font-size-asian="10pt"/>
    </style:style>
    <style:style style:name="T132" style:family="text">
      <style:text-properties style:font-name="Consolas" fo:font-size="10pt" officeooo:rsid="005ce64a" style:font-size-asian="10pt"/>
    </style:style>
    <style:style style:name="T133" style:family="text">
      <style:text-properties style:font-name="Consolas" fo:font-size="10pt" officeooo:rsid="00eed294" style:font-size-asian="10pt"/>
    </style:style>
    <style:style style:name="T134" style:family="text">
      <style:text-properties style:font-name="Consolas" fo:font-size="10pt" officeooo:rsid="0097b347" style:font-size-asian="10pt"/>
    </style:style>
    <style:style style:name="T135" style:family="text">
      <style:text-properties style:font-name="Consolas" fo:font-size="10pt" officeooo:rsid="009efe36" style:font-size-asian="10pt"/>
    </style:style>
    <style:style style:name="T136" style:family="text">
      <style:text-properties style:font-name="Consolas" fo:font-size="10pt" officeooo:rsid="00e45745" style:font-size-asian="10pt"/>
    </style:style>
    <style:style style:name="T137" style:family="text">
      <style:text-properties style:font-name="Consolas" fo:font-size="10pt" officeooo:rsid="0149c8be" style:font-size-asian="10pt"/>
    </style:style>
    <style:style style:name="T138" style:family="text">
      <style:text-properties style:font-name="Consolas" fo:font-size="10pt" fo:font-style="normal" fo:font-weight="normal" style:font-size-asian="10pt" style:font-style-asian="normal" style:font-weight-asian="normal" style:font-style-complex="normal" style:font-weight-complex="normal"/>
    </style:style>
    <style:style style:name="T139"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40"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41"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42" style:family="text">
      <style:text-properties style:font-name="Consolas" fo:font-size="10pt" fo:font-style="normal" officeooo:rsid="0073272e" style:font-size-asian="10pt" style:font-style-asian="normal" style:font-style-complex="normal"/>
    </style:style>
    <style:style style:name="T143" style:family="text">
      <style:text-properties style:font-name="Consolas" fo:font-size="10pt" fo:font-style="normal" officeooo:rsid="009efe36" style:font-size-asian="10pt" style:font-style-asian="normal" style:font-style-complex="normal"/>
    </style:style>
    <style:style style:name="T144" style:family="text">
      <style:text-properties style:font-name="Consolas" officeooo:rsid="00eed294"/>
    </style:style>
    <style:style style:name="T145" style:family="text">
      <style:text-properties fo:font-size="10pt" style:font-size-asian="10pt"/>
    </style:style>
    <style:style style:name="T146" style:family="text">
      <style:text-properties fo:font-size="10pt" fo:font-style="normal" officeooo:rsid="00db45be" style:font-size-asian="10pt" style:font-style-asian="normal" style:font-style-complex="normal"/>
    </style:style>
    <style:style style:name="T147" style:family="text">
      <style:text-properties fo:font-size="10pt" fo:font-style="normal" officeooo:rsid="001813d2" style:font-size-asian="10pt" style:font-style-asian="normal" style:font-style-complex="normal"/>
    </style:style>
    <style:style style:name="T148" style:family="text">
      <style:text-properties style:font-name="Times New Roman1" fo:font-style="normal" fo:font-weight="normal" style:font-size-asian="12pt" style:font-style-asian="normal" style:font-weight-asian="normal" style:font-style-complex="normal" style:font-weight-complex="normal"/>
    </style:style>
    <style:style style:name="T14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5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5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5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5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54" style:family="text">
      <style:text-properties style:font-name="Times New Roman1" fo:font-style="normal" style:font-style-asian="normal" style:font-style-complex="normal"/>
    </style:style>
    <style:style style:name="T155" style:family="text">
      <style:text-properties style:font-name="Times New Roman1" fo:font-style="normal" officeooo:rsid="00e662f7" style:font-style-asian="normal" style:font-style-complex="normal"/>
    </style:style>
    <style:style style:name="T156" style:family="text">
      <style:text-properties style:font-name="Times New Roman1" fo:font-style="normal" officeooo:rsid="00fd92a4" style:font-style-asian="normal" style:font-style-complex="normal"/>
    </style:style>
    <style:style style:name="T157" style:family="text">
      <style:text-properties style:font-name="Times New Roman1" fo:font-style="normal" officeooo:rsid="00feb2ad" style:font-style-asian="normal" style:font-style-complex="normal"/>
    </style:style>
    <style:style style:name="T158" style:family="text">
      <style:text-properties style:font-name="Times New Roman1" fo:font-style="normal" officeooo:rsid="00ff3630" style:font-style-asian="normal" style:font-style-complex="normal"/>
    </style:style>
    <style:style style:name="T159" style:family="text">
      <style:text-properties style:font-name="Times New Roman1" fo:font-style="normal" officeooo:rsid="0101b8ed" style:font-style-asian="normal" style:font-style-complex="normal"/>
    </style:style>
    <style:style style:name="T160" style:family="text">
      <style:text-properties style:font-name="Times New Roman1" fo:font-style="normal" officeooo:rsid="0103819e" style:font-style-asian="normal" style:font-style-complex="normal"/>
    </style:style>
    <style:style style:name="T161" style:family="text">
      <style:text-properties style:font-name="Times New Roman1" fo:font-style="normal" officeooo:rsid="0105ec36" style:font-style-asian="normal" style:font-style-complex="normal"/>
    </style:style>
    <style:style style:name="T162" style:family="text">
      <style:text-properties style:font-name="Times New Roman1" fo:font-style="normal" officeooo:rsid="01079231" style:font-style-asian="normal" style:font-style-complex="normal"/>
    </style:style>
    <style:style style:name="T163" style:family="text">
      <style:text-properties style:font-name="Times New Roman1" fo:font-style="normal" officeooo:rsid="01091363" style:font-style-asian="normal" style:font-style-complex="normal"/>
    </style:style>
    <style:style style:name="T164" style:family="text">
      <style:text-properties style:font-name="Times New Roman1" fo:font-style="normal" officeooo:rsid="01093c14" style:font-style-asian="normal" style:font-style-complex="normal"/>
    </style:style>
    <style:style style:name="T165" style:family="text">
      <style:text-properties style:font-name="Times New Roman1" fo:font-style="normal" officeooo:rsid="01098d05" style:font-style-asian="normal" style:font-style-complex="normal"/>
    </style:style>
    <style:style style:name="T166" style:family="text">
      <style:text-properties style:font-name="Times New Roman1" fo:font-size="10pt" fo:font-style="italic" officeooo:rsid="014401be" style:font-size-asian="10pt" style:font-style-asian="italic" style:font-size-complex="10pt" style:font-style-complex="italic"/>
    </style:style>
    <style:style style:name="T167" style:family="text">
      <style:text-properties style:font-name="Times New Roman1" fo:font-size="10pt" fo:font-style="italic" officeooo:rsid="0145de2f" style:font-size-asian="10pt" style:font-style-asian="italic" style:font-size-complex="10pt" style:font-style-complex="italic"/>
    </style:style>
    <style:style style:name="T168" style:family="text">
      <style:text-properties style:font-name="Times New Roman1" fo:font-size="10pt" officeooo:rsid="01587fc2" style:font-size-asian="10pt" style:font-size-complex="10pt"/>
    </style:style>
    <style:style style:name="T169" style:family="text">
      <style:text-properties fo:font-style="italic" style:font-style-asian="italic" style:font-style-complex="italic"/>
    </style:style>
    <style:style style:name="T170" style:family="text">
      <style:text-properties fo:font-style="italic" officeooo:rsid="001b160b" style:font-style-asian="italic" style:font-style-complex="italic"/>
    </style:style>
    <style:style style:name="T171" style:family="text">
      <style:text-properties fo:font-style="italic" officeooo:rsid="001fe039" style:font-style-asian="italic" style:font-style-complex="italic"/>
    </style:style>
    <style:style style:name="T172" style:family="text">
      <style:text-properties fo:font-style="italic" officeooo:rsid="002d08cc" style:font-style-asian="italic" style:font-style-complex="italic"/>
    </style:style>
    <style:style style:name="T173" style:family="text">
      <style:text-properties fo:font-style="italic" officeooo:rsid="0045e722" style:font-style-asian="italic" style:font-style-complex="italic"/>
    </style:style>
    <style:style style:name="T174" style:family="text">
      <style:text-properties fo:font-style="italic" officeooo:rsid="0090a224" style:font-style-asian="italic" style:font-style-complex="italic"/>
    </style:style>
    <style:style style:name="T175" style:family="text">
      <style:text-properties fo:font-style="italic" officeooo:rsid="00948b58" style:font-style-asian="italic" style:font-style-complex="italic"/>
    </style:style>
    <style:style style:name="T176" style:family="text">
      <style:text-properties fo:font-style="italic" officeooo:rsid="00958cca" style:font-style-asian="italic" style:font-style-complex="italic"/>
    </style:style>
    <style:style style:name="T177" style:family="text">
      <style:text-properties fo:font-style="italic" officeooo:rsid="0031c318" style:font-style-asian="italic" style:font-style-complex="italic"/>
    </style:style>
    <style:style style:name="T178" style:family="text">
      <style:text-properties fo:font-style="italic" officeooo:rsid="010ef5ac" style:font-style-asian="italic" style:font-style-complex="italic"/>
    </style:style>
    <style:style style:name="T179" style:family="text">
      <style:text-properties fo:font-style="italic" officeooo:rsid="014ed027" style:font-style-asian="italic" style:font-style-complex="italic"/>
    </style:style>
    <style:style style:name="T180" style:family="text">
      <style:text-properties style:font-name="Consolas1"/>
    </style:style>
    <style:style style:name="T181" style:family="text">
      <style:text-properties style:font-name="Consolas1" fo:font-size="10pt" style:font-size-asian="8.75pt" style:font-size-complex="10pt"/>
    </style:style>
    <style:style style:name="T182" style:family="text">
      <style:text-properties style:font-name="Consolas1" fo:font-size="10pt" style:font-size-asian="10pt" style:font-size-complex="10pt"/>
    </style:style>
    <style:style style:name="T183" style:family="text">
      <style:text-properties style:font-name="Consolas1" fo:font-size="10pt" officeooo:rsid="0028e584" style:font-size-asian="10pt" style:font-size-complex="10pt"/>
    </style:style>
    <style:style style:name="T184" style:family="text">
      <style:text-properties style:font-name="Consolas1" fo:font-size="10pt" officeooo:rsid="002aba5a" style:font-size-asian="10pt" style:font-size-complex="10pt"/>
    </style:style>
    <style:style style:name="T185" style:family="text">
      <style:text-properties style:font-name="Consolas1" fo:font-size="10pt" officeooo:rsid="004d279a" style:font-size-asian="10pt" style:font-size-complex="10pt"/>
    </style:style>
    <style:style style:name="T186" style:family="text">
      <style:text-properties style:font-name="Consolas1" fo:font-size="10pt" officeooo:rsid="00a49362" style:font-size-asian="10pt" style:font-size-complex="10pt"/>
    </style:style>
    <style:style style:name="T187" style:family="text">
      <style:text-properties style:font-name="Consolas1" fo:font-size="10pt" officeooo:rsid="00d878ab" style:font-size-asian="10pt" style:font-size-complex="10pt"/>
    </style:style>
    <style:style style:name="T188" style:family="text">
      <style:text-properties style:font-name="Consolas1" fo:font-size="10pt" officeooo:rsid="004b3101" style:font-size-asian="10pt" style:font-size-complex="10pt"/>
    </style:style>
    <style:style style:name="T189" style:family="text">
      <style:text-properties style:font-name="Consolas1" fo:font-size="10pt" officeooo:rsid="014b690f" style:font-size-asian="10pt" style:font-size-complex="10pt"/>
    </style:style>
    <style:style style:name="T190" style:family="text">
      <style:text-properties style:font-name="Consolas1" fo:font-size="10pt" officeooo:rsid="0151f60f" style:font-size-asian="10pt" style:font-size-complex="10pt"/>
    </style:style>
    <style:style style:name="T191" style:family="text">
      <style:text-properties style:font-name="Consolas1" fo:font-size="10pt" officeooo:rsid="014ed027" style:font-size-asian="10pt" style:font-size-complex="10pt"/>
    </style:style>
    <style:style style:name="T192" style:family="text">
      <style:text-properties style:font-name="Consolas1" fo:font-size="10pt" officeooo:rsid="01587fc2" style:font-size-asian="10pt" style:font-size-complex="10pt"/>
    </style:style>
    <style:style style:name="T193" style:family="text">
      <style:text-properties style:font-name="Consolas1" fo:font-size="10pt" fo:font-style="normal" style:font-size-asian="10pt" style:font-style-asian="normal" style:font-size-complex="10pt" style:font-style-complex="normal"/>
    </style:style>
    <style:style style:name="T194" style:family="text">
      <style:text-properties style:font-name="Consolas1" fo:font-size="10pt" fo:font-style="normal" officeooo:rsid="001b160b" style:font-size-asian="10pt" style:font-style-asian="normal" style:font-size-complex="10pt" style:font-style-complex="normal"/>
    </style:style>
    <style:style style:name="T195" style:family="text">
      <style:text-properties style:font-name="Consolas1" fo:font-size="10pt" fo:font-style="normal" officeooo:rsid="00256f36" style:font-size-asian="10pt" style:font-style-asian="normal" style:font-size-complex="10pt" style:font-style-complex="normal"/>
    </style:style>
    <style:style style:name="T196" style:family="text">
      <style:text-properties style:font-name="Consolas1" fo:font-size="10pt" fo:font-style="normal" officeooo:rsid="0028e584" style:font-size-asian="10pt" style:font-style-asian="normal" style:font-size-complex="10pt" style:font-style-complex="normal"/>
    </style:style>
    <style:style style:name="T197" style:family="text">
      <style:text-properties style:font-name="Consolas1" fo:font-size="10pt" fo:font-style="normal" officeooo:rsid="00475b94" style:font-size-asian="10pt" style:font-style-asian="normal" style:font-size-complex="10pt" style:font-style-complex="normal"/>
    </style:style>
    <style:style style:name="T198" style:family="text">
      <style:text-properties style:font-name="Consolas1" fo:font-size="10pt" fo:font-style="normal" officeooo:rsid="0052d3fd" style:font-size-asian="10pt" style:font-style-asian="normal" style:font-size-complex="10pt" style:font-style-complex="normal"/>
    </style:style>
    <style:style style:name="T199" style:family="text">
      <style:text-properties style:font-name="Consolas1" fo:font-size="10pt" fo:font-style="normal" officeooo:rsid="0066b7a5" style:font-size-asian="10pt" style:font-style-asian="normal" style:font-size-complex="10pt" style:font-style-complex="normal"/>
    </style:style>
    <style:style style:name="T200" style:family="text">
      <style:text-properties style:font-name="Consolas1" fo:font-size="10pt" fo:font-style="normal" officeooo:rsid="00673205" style:font-size-asian="10pt" style:font-style-asian="normal" style:font-size-complex="10pt" style:font-style-complex="normal"/>
    </style:style>
    <style:style style:name="T201" style:family="text">
      <style:text-properties style:font-name="Consolas1" fo:font-size="10pt" fo:font-style="normal" officeooo:rsid="00b56ea7" style:font-size-asian="10pt" style:font-style-asian="normal" style:font-size-complex="10pt" style:font-style-complex="normal"/>
    </style:style>
    <style:style style:name="T202" style:family="text">
      <style:text-properties style:font-name="Consolas1" fo:font-size="10pt" fo:font-style="normal" officeooo:rsid="00b88862" style:font-size-asian="10pt" style:font-style-asian="normal" style:font-size-complex="10pt" style:font-style-complex="normal"/>
    </style:style>
    <style:style style:name="T203" style:family="text">
      <style:text-properties style:font-name="Consolas1" fo:font-size="10pt" fo:font-style="normal" officeooo:rsid="00ba78ca" style:font-size-asian="10pt" style:font-style-asian="normal" style:font-size-complex="10pt" style:font-style-complex="normal"/>
    </style:style>
    <style:style style:name="T204" style:family="text">
      <style:text-properties style:font-name="Consolas1" fo:font-size="10pt" fo:font-style="normal" officeooo:rsid="00cbebd8" style:font-size-asian="10pt" style:font-style-asian="normal" style:font-size-complex="10pt" style:font-style-complex="normal"/>
    </style:style>
    <style:style style:name="T205" style:family="text">
      <style:text-properties style:font-name="Consolas1" fo:font-size="10pt" fo:font-style="normal" officeooo:rsid="00cd265c" style:font-size-asian="10pt" style:font-style-asian="normal" style:font-size-complex="10pt" style:font-style-complex="normal"/>
    </style:style>
    <style:style style:name="T206" style:family="text">
      <style:text-properties style:font-name="Consolas1" fo:font-size="10pt" fo:font-style="normal" officeooo:rsid="00d00542" style:font-size-asian="10pt" style:font-style-asian="normal" style:font-size-complex="10pt" style:font-style-complex="normal"/>
    </style:style>
    <style:style style:name="T207" style:family="text">
      <style:text-properties style:font-name="Consolas1" fo:font-size="10pt" fo:font-style="normal" officeooo:rsid="00d06fa3" style:font-size-asian="10pt" style:font-style-asian="normal" style:font-size-complex="10pt" style:font-style-complex="normal"/>
    </style:style>
    <style:style style:name="T208" style:family="text">
      <style:text-properties style:font-name="Consolas1" fo:font-size="10pt" fo:font-style="normal" officeooo:rsid="00db45be" style:font-size-asian="10pt" style:font-style-asian="normal" style:font-size-complex="10pt" style:font-style-complex="normal"/>
    </style:style>
    <style:style style:name="T209" style:family="text">
      <style:text-properties style:font-name="Consolas1" fo:font-size="10pt" fo:font-style="normal" officeooo:rsid="00d878ab" style:font-size-asian="10pt" style:font-style-asian="normal" style:font-size-complex="10pt" style:font-style-complex="normal"/>
    </style:style>
    <style:style style:name="T210" style:family="text">
      <style:text-properties style:font-name="Consolas1" fo:font-size="10pt" fo:font-style="normal" officeooo:rsid="00e662f7" style:font-size-asian="10pt" style:font-style-asian="normal" style:font-size-complex="10pt" style:font-style-complex="normal"/>
    </style:style>
    <style:style style:name="T211" style:family="text">
      <style:text-properties style:font-name="Consolas1" fo:font-size="10pt" fo:font-style="normal" officeooo:rsid="00fd92a4" style:font-size-asian="10pt" style:font-style-asian="normal" style:font-size-complex="10pt" style:font-style-complex="normal"/>
    </style:style>
    <style:style style:name="T212" style:family="text">
      <style:text-properties style:font-name="Consolas1" fo:font-size="10pt" fo:font-style="normal" officeooo:rsid="0100cc63" style:font-size-asian="10pt" style:font-style-asian="normal" style:font-size-complex="10pt" style:font-style-complex="normal"/>
    </style:style>
    <style:style style:name="T213" style:family="text">
      <style:text-properties style:font-name="Consolas1" fo:font-size="10pt" fo:font-style="normal" officeooo:rsid="0103819e" style:font-size-asian="10pt" style:font-style-asian="normal" style:font-size-complex="10pt" style:font-style-complex="normal"/>
    </style:style>
    <style:style style:name="T214" style:family="text">
      <style:text-properties style:font-name="Consolas1" fo:font-size="10pt" fo:font-style="normal" officeooo:rsid="0105ec36" style:font-size-asian="10pt" style:font-style-asian="normal" style:font-size-complex="10pt" style:font-style-complex="normal"/>
    </style:style>
    <style:style style:name="T215" style:family="text">
      <style:text-properties style:font-name="Consolas1" fo:font-size="10pt" fo:font-style="normal" officeooo:rsid="01091363" style:font-size-asian="10pt" style:font-style-asian="normal" style:font-size-complex="10pt" style:font-style-complex="normal"/>
    </style:style>
    <style:style style:name="T216" style:family="text">
      <style:text-properties style:font-name="Consolas1" fo:font-size="10pt" fo:font-style="normal" officeooo:rsid="01098d05" style:font-size-asian="10pt" style:font-style-asian="normal" style:font-size-complex="10pt" style:font-style-complex="normal"/>
    </style:style>
    <style:style style:name="T217" style:family="text">
      <style:text-properties style:font-name="Consolas1" fo:font-size="10pt" fo:font-style="normal" officeooo:rsid="010ef5ac" style:font-size-asian="10pt" style:font-style-asian="normal" style:font-size-complex="10pt" style:font-style-complex="normal"/>
    </style:style>
    <style:style style:name="T218" style:family="text">
      <style:text-properties style:font-name="Consolas1" fo:font-size="10pt" fo:font-style="normal" officeooo:rsid="0122fcfb" style:font-size-asian="10pt" style:font-style-asian="normal" style:font-size-complex="10pt" style:font-style-complex="normal"/>
    </style:style>
    <style:style style:name="T219" style:family="text">
      <style:text-properties style:font-name="Consolas1" fo:font-size="10pt" fo:font-style="normal" officeooo:rsid="0128141e" style:font-size-asian="10pt" style:font-style-asian="normal" style:font-size-complex="10pt" style:font-style-complex="normal"/>
    </style:style>
    <style:style style:name="T220" style:family="text">
      <style:text-properties style:font-name="Consolas1" fo:font-size="10pt" fo:font-style="normal" officeooo:rsid="012b2865" style:font-size-asian="10pt" style:font-style-asian="normal" style:font-size-complex="10pt" style:font-style-complex="normal"/>
    </style:style>
    <style:style style:name="T221" style:family="text">
      <style:text-properties style:font-name="Consolas1" fo:font-size="10pt" fo:font-style="normal" officeooo:rsid="010e602b" style:font-size-asian="10pt" style:font-style-asian="normal" style:font-size-complex="10pt" style:font-style-complex="normal"/>
    </style:style>
    <style:style style:name="T222" style:family="text">
      <style:text-properties style:font-name="Consolas1" fo:font-size="10pt" fo:font-style="normal" officeooo:rsid="01558eee" style:font-size-asian="10pt" style:font-style-asian="normal" style:font-size-complex="10pt" style:font-style-complex="normal"/>
    </style:style>
    <style:style style:name="T223" style:family="text">
      <style:text-properties style:font-name="Consolas1" fo:font-size="10pt" fo:font-style="normal" officeooo:rsid="014ed027" style:font-size-asian="10pt" style:font-style-asian="normal" style:font-size-complex="10pt" style:font-style-complex="normal"/>
    </style:style>
    <style:style style:name="T224" style:family="text">
      <style:text-properties style:font-name="Consolas1" fo:font-size="10pt" fo:font-style="normal" officeooo:rsid="01535f47" style:font-size-asian="10pt" style:font-style-asian="normal" style:font-size-complex="10pt" style:font-style-complex="normal"/>
    </style:style>
    <style:style style:name="T225"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26" style:family="text">
      <style:text-properties style:font-name="Consolas1" fo:font-size="12pt" fo:font-style="normal" style:font-size-asian="12pt" style:font-style-asian="normal" style:font-size-complex="12pt" style:font-style-complex="normal"/>
    </style:style>
    <style:style style:name="T227" style:family="text">
      <style:text-properties style:font-name="Consolas1" fo:font-size="12pt" fo:font-style="normal" officeooo:rsid="004b3101" style:font-size-asian="12pt" style:font-style-asian="normal" style:font-size-complex="12pt" style:font-style-complex="normal"/>
    </style:style>
    <style:style style:name="T228" style:family="text">
      <style:text-properties style:font-name="Consolas1" fo:font-size="12pt" fo:font-style="normal" officeooo:rsid="006ace6d" style:font-size-asian="12pt" style:font-style-asian="normal" style:font-size-complex="12pt" style:font-style-complex="normal"/>
    </style:style>
    <style:style style:name="T229" style:family="text">
      <style:text-properties style:font-name="Consolas1" fo:font-size="12pt" fo:font-style="normal" officeooo:rsid="00b4e382" style:font-size-asian="12pt" style:font-style-asian="normal" style:font-size-complex="12pt" style:font-style-complex="normal"/>
    </style:style>
    <style:style style:name="T230" style:family="text">
      <style:text-properties style:font-name="Consolas1" fo:font-size="12pt" fo:font-style="normal" officeooo:rsid="00b56ea7" style:font-size-asian="12pt" style:font-style-asian="normal" style:font-size-complex="12pt" style:font-style-complex="normal"/>
    </style:style>
    <style:style style:name="T231" style:family="text">
      <style:text-properties style:font-name="Consolas1" fo:font-style="normal" style:font-style-asian="normal" style:font-style-complex="normal"/>
    </style:style>
    <style:style style:name="T232" style:family="text">
      <style:text-properties style:font-name="Consolas1" fo:font-style="normal" officeooo:rsid="00b88862" style:font-style-asian="normal" style:font-style-complex="normal"/>
    </style:style>
    <style:style style:name="T233" style:family="text">
      <style:text-properties officeooo:rsid="002aba5a"/>
    </style:style>
    <style:style style:name="T234" style:family="text">
      <style:text-properties fo:font-weight="bold" style:font-weight-asian="bold" style:font-weight-complex="bold"/>
    </style:style>
    <style:style style:name="T235" style:family="text">
      <style:text-properties officeooo:rsid="0031c318"/>
    </style:style>
    <style:style style:name="T236" style:family="text">
      <style:text-properties officeooo:rsid="0038ea4b"/>
    </style:style>
    <style:style style:name="T237" style:family="text">
      <style:text-properties officeooo:rsid="003aa30d"/>
    </style:style>
    <style:style style:name="T238" style:family="text">
      <style:text-properties officeooo:rsid="003b9e22"/>
    </style:style>
    <style:style style:name="T239" style:family="text">
      <style:text-properties officeooo:rsid="004d279a"/>
    </style:style>
    <style:style style:name="T240" style:family="text">
      <style:text-properties officeooo:rsid="0065b90c"/>
    </style:style>
    <style:style style:name="T241" style:family="text">
      <style:text-properties officeooo:rsid="009fab9a"/>
    </style:style>
    <style:style style:name="T242" style:family="text">
      <style:text-properties officeooo:rsid="00a037ae"/>
    </style:style>
    <style:style style:name="T243" style:family="text">
      <style:text-properties officeooo:rsid="00aa23cf"/>
    </style:style>
    <style:style style:name="T244" style:family="text">
      <style:text-properties fo:color="#000000" style:font-name="Consolas" fo:font-size="10pt" fo:font-style="normal" officeooo:rsid="0153f0b9" style:font-size-asian="10pt" style:font-style-asian="normal" style:font-style-complex="normal"/>
    </style:style>
    <style:style style:name="T245" style:family="text">
      <style:text-properties officeooo:rsid="00c7ce8a"/>
    </style:style>
    <style:style style:name="T246" style:family="text">
      <style:text-properties style:text-position="super 58%" fo:font-size="14pt" fo:font-weight="bold" style:font-size-asian="14pt" style:font-weight-asian="bold" style:font-size-complex="14pt" style:font-weight-complex="bold"/>
    </style:style>
    <style:style style:name="T247" style:family="text">
      <style:text-properties style:text-position="super 58%" fo:font-size="14pt" fo:font-weight="bold" officeooo:rsid="00e21632" style:font-size-asian="14pt" style:font-weight-asian="bold" style:font-size-complex="14pt" style:font-weight-complex="bold"/>
    </style:style>
    <style:style style:name="T248" style:family="text">
      <style:text-properties officeooo:rsid="00e29280"/>
    </style:style>
    <style:style style:name="T249" style:family="text">
      <style:text-properties officeooo:rsid="00e45745"/>
    </style:style>
    <style:style style:name="T250" style:family="text">
      <style:text-properties officeooo:rsid="0130eb77"/>
    </style:style>
    <style:style style:name="T251" style:family="text">
      <style:text-properties officeooo:rsid="004b3101"/>
    </style:style>
    <style:style style:name="T252" style:family="text">
      <style:text-properties officeooo:rsid="014ed027"/>
    </style:style>
    <style:style style:name="T253" style:family="text">
      <style:text-properties officeooo:rsid="01518cbb"/>
    </style:style>
    <style:style style:name="T254" style:family="text">
      <style:text-properties officeooo:rsid="01587fc2"/>
    </style:style>
    <style:style style:name="T255" style:family="text">
      <style:text-properties officeooo:rsid="015d3c6a"/>
    </style:style>
    <style:style style:name="T256" style:family="text">
      <style:text-properties style:font-name="Times New Roman1" fo:font-style="normal" officeooo:rsid="00aa23cf" style:font-style-asian="normal" style:font-style-complex="normal"/>
    </style:style>
    <style:style style:name="T257" style:family="text">
      <style:text-properties style:font-name="Times New Roman1" officeooo:rsid="00aa23c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14049_1726513801" text:style-name="Index_20_Link" text:visited-style-name="Index_20_Link">1Introduction<text:tab/>1</text:a></text:p>
          <text:p text:style-name="P71"><text:a xlink:type="simple" xlink:href="#__RefHeading__1091_295664061" text:style-name="Index_20_Link" text:visited-style-name="Index_20_Link">1.1What<text:tab/>1</text:a></text:p>
          <text:p text:style-name="P71"><text:a xlink:type="simple" xlink:href="#__RefHeading__1093_295664061" text:style-name="Index_20_Link" text:visited-style-name="Index_20_Link">1.2Why<text:tab/>2</text:a></text:p>
          <text:p text:style-name="P72"><text:a xlink:type="simple" xlink:href="#__RefHeading__1095_295664061" text:style-name="Index_20_Link" text:visited-style-name="Index_20_Link">1.2.1Why Formalize?<text:tab/>2</text:a></text:p>
          <text:p text:style-name="P71"><text:a xlink:type="simple" xlink:href="#__RefHeading__1097_295664061" text:style-name="Index_20_Link" text:visited-style-name="Index_20_Link">1.3How<text:tab/>2</text:a></text:p>
          <text:p text:style-name="P70"><text:a xlink:type="simple" xlink:href="#__RefHeading__1099_295664061" text:style-name="Index_20_Link" text:visited-style-name="Index_20_Link">2Tutorial<text:tab/>2</text:a></text:p>
          <text:p text:style-name="P71"><text:a xlink:type="simple" xlink:href="#__RefHeading__3148_295664061" text:style-name="Index_20_Link" text:visited-style-name="Index_20_Link">2.1A Note on Syntax<text:tab/>2</text:a></text:p>
          <text:p text:style-name="P72"><text:a xlink:type="simple" xlink:href="#__RefHeading__3150_295664061" text:style-name="Index_20_Link" text:visited-style-name="Index_20_Link">2.1.1Named Macro Parameters<text:tab/>2</text:a></text:p>
          <text:p text:style-name="P71"><text:a xlink:type="simple" xlink:href="#__RefHeading__3177_295664061" text:style-name="Index_20_Link" text:visited-style-name="Index_20_Link">2.2A Note on Examples<text:tab/>3</text:a></text:p>
          <text:p text:style-name="P71"><text:a xlink:type="simple" xlink:href="#__RefHeading__3179_295664061" text:style-name="Index_20_Link" text:visited-style-name="Index_20_Link">2.3The Implementing Macros<text:tab/>3</text:a></text:p>
          <text:p text:style-name="P71"><text:a xlink:type="simple" xlink:href="#__RefHeading__1101_295664061" text:style-name="Index_20_Link" text:visited-style-name="Index_20_Link">2.4Scope Managers<text:tab/>4</text:a></text:p>
          <text:p text:style-name="P71"><text:a xlink:type="simple" xlink:href="#__RefHeading__3187_295664061" text:style-name="Index_20_Link" text:visited-style-name="Index_20_Link">2.5Extant Scope Managers<text:tab/>4</text:a></text:p>
          <text:p text:style-name="P72"><text:a xlink:type="simple" xlink:href="#__RefHeading__1103_295664061" text:style-name="Index_20_Link" text:visited-style-name="Index_20_Link">2.5.1with Parameter<text:tab/>4</text:a></text:p>
          <text:p text:style-name="P72"><text:a xlink:type="simple" xlink:href="#__RefHeading__1105_295664061" text:style-name="Index_20_Link" text:visited-style-name="Index_20_Link">2.5.2enter_as Parameter<text:tab/>5</text:a></text:p>
          <text:p text:style-name="P71"><text:a xlink:type="simple" xlink:href="#__RefHeading__1107_295664061" text:style-name="Index_20_Link" text:visited-style-name="Index_20_Link">2.6Adhoc Scope Managers<text:tab/>5</text:a></text:p>
          <text:p text:style-name="P72"><text:a xlink:type="simple" xlink:href="#__RefHeading__3196_295664061" text:style-name="Index_20_Link" text:visited-style-name="Index_20_Link">2.6.1with_adhoc Parameter<text:tab/>5</text:a></text:p>
          <text:p text:style-name="P72"><text:a xlink:type="simple" xlink:href="#__RefHeading__3198_295664061" text:style-name="Index_20_Link" text:visited-style-name="Index_20_Link">2.6.2on_enter Parameter<text:tab/>6</text:a></text:p>
          <text:p text:style-name="P72"><text:a xlink:type="simple" xlink:href="#__RefHeading__3200_295664061" text:style-name="Index_20_Link" text:visited-style-name="Index_20_Link">2.6.3on_exit Parameter<text:tab/>6</text:a></text:p>
          <text:p text:style-name="P70"><text:a xlink:type="simple" xlink:href="#__RefHeading__1109_295664061" text:style-name="Index_20_Link" text:visited-style-name="Index_20_Link">3Reference<text:tab/>6</text:a></text:p>
          <text:p text:style-name="P71"><text:a xlink:type="simple" xlink:href="#__RefHeading__3225_295664061" text:style-name="Index_20_Link" text:visited-style-name="Index_20_Link">3.1Macros<text:tab/>6</text:a></text:p>
          <text:p text:style-name="P72"><text:a xlink:type="simple" xlink:href="#__RefHeading__3227_295664061" text:style-name="Index_20_Link" text:visited-style-name="Index_20_Link">3.1.1WG_LCLCONTEXT(...) WG_LCLCONTEXT_TPL(...) WG_LCLCONTEXT_END<text:tab/>6</text:a></text:p>
          <text:p text:style-name="P72"><text:a xlink:type="simple" xlink:href="#__RefHeading__3234_295664061" text:style-name="Index_20_Link" text:visited-style-name="Index_20_Link">3.1.2WG_LCLCONTEXT_CONFIG_PARAMS_MAX_ARITY<text:tab/>8</text:a></text:p>
          <text:p text:style-name="P70"><text:a xlink:type="simple" xlink:href="#__RefHeading__3154_295664061" text:style-name="Index_20_Link" text:visited-style-name="Index_20_Link">4Limitations<text:tab/>8</text:a></text:p>
          <text:p text:style-name="P71"><text:a xlink:type="simple" xlink:href="#__RefHeading__3156_295664061" text:style-name="Index_20_Link" text:visited-style-name="Index_20_Link">4.1C++03 Limitations<text:tab/>8</text:a></text:p>
          <text:p text:style-name="P72"><text:a xlink:type="simple" xlink:href="#__RefHeading__3158_295664061" text:style-name="Index_20_Link" text:visited-style-name="Index_20_Link">4.1.1Macro Parameter Arguments Containing Commas<text:tab/>8</text:a></text:p>
          <text:p text:style-name="P72"><text:a xlink:type="simple" xlink:href="#__RefHeading__3185_295664061" text:style-name="Index_20_Link" text:visited-style-name="Index_20_Link">4.1.2Noncopyable Const LValue Scope Managers<text:tab/>8</text:a></text:p>
          <text:p text:style-name="P71"><text:a xlink:type="simple" xlink:href="#__RefHeading__2228_391064926" text:style-name="Index_20_Link" text:visited-style-name="Index_20_Link">4.2General Limitations<text:tab/>8</text:a></text:p>
          <text:p text:style-name="P70"><text:a xlink:type="simple" xlink:href="#__RefHeading__1111_295664061" text:style-name="Index_20_Link" text:visited-style-name="Index_20_Link">5Grammar<text:tab/>9</text:a></text:p>
          <text:p text:style-name="P71"><text:a xlink:type="simple" xlink:href="#__RefHeading__1113_295664061" text:style-name="Index_20_Link" text:visited-style-name="Index_20_Link">5.1Special Symbols<text:tab/>9</text:a></text:p>
          <text:p text:style-name="P71"><text:a xlink:type="simple" xlink:href="#__RefHeading__1115_295664061" text:style-name="Index_20_Link" text:visited-style-name="Index_20_Link">5.2EBNF<text:tab/>9</text:a></text:p>
          <text:p text:style-name="P70"><text:a xlink:type="simple" xlink:href="#__RefHeading__1117_295664061" text:style-name="Index_20_Link" text:visited-style-name="Index_20_Link">6Alternatives<text:tab/>10</text:a></text:p>
          <text:p text:style-name="P71"><text:a xlink:type="simple" xlink:href="#__RefHeading__1119_295664061" text:style-name="Index_20_Link" text:visited-style-name="Index_20_Link">6.1Why not Boost.ScopeExit?<text:tab/>10</text:a></text:p>
          <text:p text:style-name="P72"><text:a xlink:type="simple" xlink:href="#__RefHeading__1121_295664061" text:style-name="Index_20_Link" text:visited-style-name="Index_20_Link">6.1.1Unenforceable Intent<text:tab/>10</text:a></text:p>
          <text:p text:style-name="P72"><text:a xlink:type="simple" xlink:href="#__RefHeading__1123_295664061" text:style-name="Index_20_Link" text:visited-style-name="Index_20_Link">6.1.2Unclear Intent<text:tab/>11</text:a></text:p>
          <text:p text:style-name="P72"><text:a xlink:type="simple" xlink:href="#__RefHeading__3081_318050475" text:style-name="Index_20_Link" text:visited-style-name="Index_20_Link">6.1.3Feature Deficiency<text:tab/>11</text:a></text:p>
        </text:index-body>
      </text:table-of-content>
      <text:h text:style-name="P108" text:outline-level="1" text:is-list-header="true"/>
      <text:h text:style-name="P108" text:outline-level="1"><text:bookmark-start text:name="__RefHeading__14049_1726513801"/>Introduction<text:bookmark-end text:name="__RefHeading__14049_1726513801"/></text:h>
      <text:h text:style-name="P115" text:outline-level="2"><text:bookmark-start text:name="__RefHeading__1091_295664061"/>What<text:bookmark-end text:name="__RefHeading__1091_295664061"/></text:h>
      <text:p text:style-name="P36"><text:span text:style-name="T39">Simply</text:span><text:span text:style-name="T118">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194">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9">a subset of the</text:span><text:span text:style-name="T2"> </text:span><text:span text:style-name="T170">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70">STEP</text:span><text:span text:style-name="T2"> </text:span><text:span text:style-name="T170">(Scope Triggered Event Processing)</text:span><text:span text:style-name="T2"> idiom. </text:span><text:span text:style-name="T3">The </text:span><text:span text:style-name="T171">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6" text:outline-level="2"><text:bookmark-start text:name="__RefHeading__1093_295664061"/>Why<text:bookmark-end text:name="__RefHeading__1093_295664061"/></text:h>
      <text:h text:style-name="P75" text:outline-level="3"><text:bookmark-start text:name="__RefHeading__1095_295664061"/>Why Formalize?<text:bookmark-end text:name="__RefHeading__1095_295664061"/></text:h>
      <text:p text:style-name="P37"><text:span text:style-name="T1">The constructs identified by the </text:span><text:span text:style-name="T169">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17" text:outline-level="2"><text:bookmark-start text:name="__RefHeading__1097_295664061"/>How<text:bookmark-end text:name="__RefHeading__1097_295664061"/></text:h>
      <text:p text:style-name="P42"><text:span text:style-name="T20">T</text:span><text:span text:style-name="T17">he macros </text:span><text:span text:style-name="T197">WG_LCL_CONTEXT</text:span><text:span text:style-name="T18">/</text:span><text:span text:style-name="T197">WGLCLCONTEXT_TPL</text:span><text:span text:style-name="T17">/</text:span><text:span text:style-name="T197">WG_LCLCONTEXT_END</text:span><text:span text:style-name="T166">N</text:span><text:span text:style-name="T197"> </text:span><text:span text:style-name="T17">are used to implement the </text:span><text:span text:style-name="T173">STEP</text:span><text:span text:style-name="T17"> idiom</text:span><text:span text:style-name="T23"> in this library.</text:span></text:p>
      <text:h text:style-name="P109" text:outline-level="1"><text:bookmark-start text:name="__RefHeading__1099_295664061"/><text:span text:style-name="T19">T</text:span><text:span text:style-name="T20">utorial</text:span><text:bookmark-end text:name="__RefHeading__1099_295664061"/></text:h>
      <text:h text:style-name="P118" text:outline-level="2"><text:bookmark-start text:name="__RefHeading__3148_295664061"/>A Note on Syntax<text:bookmark-end text:name="__RefHeading__3148_295664061"/></text:h>
      <text:h text:style-name="P77" text:outline-level="3"><text:bookmark-start text:name="__RefHeading__3150_295664061"/><text:span text:style-name="T44">N</text:span><text:span text:style-name="T1">amed Macro Parameters</text:span><text:bookmark-end text:name="__RefHeading__3150_295664061"/></text:h>
      <text:p text:style-name="P46"><text:span text:style-name="T1">This library uses named parameters to pass arguments to </text:span><text:span text:style-name="T69">the </text:span><text:span text:style-name="T1">macros</text:span><text:span text:style-name="T69"> that implement it</text:span><text:span text:style-name="T1">. It is this author's opinion that this makes such macros clearer to understand and easier to use. </text:span><text:span text:style-name="T93">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93"> expect</text:span><text:span text:style-name="T1"> </text:span><text:span text:style-name="T97">bound </text:span><text:span text:style-name="T94">variable</text:span><text:span text:style-name="T1"> </text:span><text:span text:style-name="T93">declarations</text:span><text:span text:style-name="T46">,</text:span><text:span text:style-name="T69"> and those that expect C++ compound statements.</text:span><text:span text:style-name="T45"> </text:span><text:span text:style-name="T103">Value expressions are C++ expressions that evaluate to some object, bound variable declarations are</text:span><text:span text:style-name="T104"> DSEL</text:span><text:span text:style-name="T103"> variable declarations whose variable identifiers bind to preexisting variables of the same name in the enclosing scope of the said declaration, and C++ compound statements are sequences of C++ statements.</text:span></text:p>
      <text:h text:style-name="P87" text:outline-level="4"><text:bookmark-start text:name="__RefHeading__3152_295664061"/><text:span text:style-name="T105">Bound </text:span><text:span text:style-name="T1">Variable Declarations</text:span><text:bookmark-end text:name="__RefHeading__3152_295664061"/></text:h>
      <text:p text:style-name="P47"><text:span text:style-name="T98">Bound v</text:span><text:span text:style-name="T95">ariable declarations</text:span><text:span text:style-name="T1"> maybe implicitly typed or explicitly typed.</text:span><text:span text:style-name="T46"> Implicitly </text:span><text:span text:style-name="T96">typed</text:span><text:span text:style-name="T98"> bound</text:span><text:span text:style-name="T96"> </text:span><text:span text:style-name="T95">variable declarations</text:span><text:span text:style-name="T46"> deduce their type from </text:span><text:span text:style-name="T98">the</text:span><text:span text:style-name="T46"> </text:span><text:span text:style-name="T95">identifier</text:span><text:span text:style-name="T98"> they bind to</text:span><text:span text:style-name="T46"> using Boost.Typeof.</text:span><text:span text:style-name="T50"> The use of Boost.Typeof library is not strictly necessary, those that wish to forgo its use can explicitly type their </text:span><text:span text:style-name="T99">bound variable declarations</text:span><text:span text:style-name="T50">.</text:span></text:p>
      <text:p text:style-name="P47"><draw:frame draw:style-name="fr1" draw:name="Frame4" text:anchor-type="paragraph" svg:x="0.0598in" svg:y="-0.0402in" svg:width="6.7819in" draw:z-index="2"><draw:text-box fo:min-height="0.6346in"><text:p text:style-name="P28"><text:span text:style-name="T174">Advice:</text:span><text:span text:style-name="T46"> </text:span><text:span text:style-name="T50">It is recommended that implicitly typed </text:span><text:span text:style-name="T100">bound variable declarations</text:span><text:span text:style-name="T50"> be used wherever possible. This relieves the burden of having to manually keep the type of the</text:span><text:span text:style-name="T100"> binder in the</text:span><text:span text:style-name="T50"> named macro parameter argument and the type of its </text:span><text:span text:style-name="T100">bindee</text:span><text:span text:style-name="T50"> in sync, thus resulting in more maintainable code.</text:span><text:span text:style-name="T101"> Note that a binder/bindee type mismatch will not always result in a compiler error. This is true </text:span><text:span text:style-name="T102">for the case where there exists a</text:span><text:span text:style-name="T120">n implicit</text:span><text:span text:style-name="T102"> conversion sequence from the bindee to the binder.</text:span></text:p></draw:text-box></draw:frame></text:p>
      <text:h text:style-name="P73" text:outline-level="5"><text:soft-page-break/><text:span text:style-name="T50">E</text:span><text:span text:style-name="T1">xplicitly Typed Syntax</text:span></text:h>
      <text:p text:style-name="P48"><text:span text:style-name="T121">The syntax for an explicit</text:span><text:span text:style-name="T123">l</text:span><text:span text:style-name="T121">y typed </text:span><text:span text:style-name="T124">variable declaration </text:span><text:span text:style-name="T121">is:</text:span></text:p>
      <text:p text:style-name="P48"><text:span text:style-name="T126"><text:s text:c="2"/></text:span><text:span text:style-name="T133">type</text:span><text:span text:style-name="T126">( non-local-type-specifier )</text:span></text:p>
      <text:p text:style-name="P48"><text:span text:style-name="T121">Where </text:span><text:span text:style-name="T122">the </text:span><text:span text:style-name="T123">appropriate terms are defined </text:span><text:a xlink:type="simple" xlink:href="#5.Grammar|outline"><text:span text:style-name="T123">here</text:span></text:a><text:span text:style-name="T123">.</text:span></text:p>
      <text:p text:style-name="P35"><draw:frame draw:style-name="fr1" draw:name="Frame1" text:anchor-type="paragraph" svg:x="0.0598in" svg:y="-0.0402in" svg:width="6.7819in" draw:z-index="4"><draw:text-box fo:min-height="0.6346in"><text:p text:style-name="P28"><text:span text:style-name="T174">Advice:</text:span><text:span text:style-name="T46"> </text:span><text:span text:style-name="T45">For maximal portability with C++03, it is recommended that commas not be used in </text:span><text:span text:style-name="T106">the argument to </text:span><text:span text:style-name="T218">type</text:span><text:span text:style-name="T106">. </text:span><text:span text:style-name="T45">and if they are used with </text:span><text:span text:style-name="T69">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74" text:outline-level="5">Implicitly Typed Syntax</text:h>
      <text:p text:style-name="P49"><text:span text:style-name="T121">The syntax for an </text:span><text:span text:style-name="T123">im</text:span><text:span text:style-name="T121">plicit</text:span><text:span text:style-name="T123">l</text:span><text:span text:style-name="T121">y typed </text:span><text:span text:style-name="T124">variable declaration</text:span><text:span text:style-name="T121"> is:</text:span></text:p>
      <text:p text:style-name="P25"><text:span text:style-name="T138"><text:s text:c="2"/>const | ref | const ref</text:span><text:span text:style-name="T139"> | empty-token</text:span></text:p>
      <text:p text:style-name="P69"><text:span text:style-name="T123">W</text:span><text:span text:style-name="T121">here </text:span><text:span text:style-name="T149">the keyword </text:span><text:span text:style-name="T225">const</text:span><text:span text:style-name="T149"> const qualifies the</text:span><text:span text:style-name="T148"> result of Boost.Typeof and </text:span><text:span text:style-name="T149">the keyword </text:span><text:span text:style-name="T225">ref</text:span><text:span text:style-name="T149"> reference</text:span><text:span text:style-name="T153"> </text:span><text:span text:style-name="T149">qualifies it</text:span><text:span text:style-name="T148">.</text:span></text:p>
      <text:p text:style-name="P69"><draw:frame draw:style-name="fr1" draw:name="Frame5" text:anchor-type="paragraph" svg:x="0.0984in" svg:y="0.0256in" svg:width="6.7819in" draw:z-index="3"><draw:text-box fo:min-height="0.3547in"><text:p text:style-name="P28"><text:span text:style-name="T178">Note</text:span><text:span text:style-name="T174">:</text:span><text:span text:style-name="T46"> </text:span><text:span text:style-name="T92">As a result, implicitly typed variables cannot be named </text:span><text:span text:style-name="T217">ref</text:span><text:span text:style-name="T92">.</text:span></text:p></draw:text-box></draw:frame></text:p>
      <text:h text:style-name="P88" text:outline-level="4">Other Named Parameter Types</text:h>
      <text:p text:style-name="P63"><draw:frame draw:style-name="fr1" draw:name="Frame6" text:anchor-type="paragraph" svg:x="0.0807in" svg:y="0.0307in" svg:width="6.7819in" draw:z-index="5"><draw:text-box fo:min-height="0.6346in"><text:p text:style-name="P28"><text:span text:style-name="T174">Advice:</text:span><text:span text:style-name="T46"> </text:span><text:span text:style-name="T45">For maximal portability with C++03, it is recommended that </text:span><text:span text:style-name="T107">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89" text:outline-level="4">Non-Variadic Arguments</text:h>
      <text:p text:style-name="P50"><text:span text:style-name="T150">For those that wish to strictly stay C++03 conformant, it is possible to forgo the use of variadic macros when using this library. In that case named macro parameters with variadic argument lists should have the latter list</text:span><text:span text:style-name="T152">, </text:span><text:span text:style-name="T150">including the enclosing parenthesis</text:span><text:span text:style-name="T152">, </text:span><text:span text:style-name="T150">replaced by a sequence of tuples where each tuple element represents an argument to the said macro. For example,</text:span><text:span text:style-name="T151"> "</text:span><text:span text:style-name="T140">named_param(x, y, z)</text:span><text:span text:style-name="T141">" </text:span><text:span text:style-name="T150">should be replaced by</text:span><text:span text:style-name="T141"> "</text:span><text:span text:style-name="T140">named_param (x) (y) (z)</text:span><text:span text:style-name="T151">".</text:span></text:p>
      <text:h text:style-name="P119" text:outline-level="2"><text:bookmark-start text:name="__RefHeading__3177_295664061"/>A Note on Examples<text:bookmark-end text:name="__RefHeading__3177_295664061"/></text:h>
      <text:p text:style-name="P51"><text:span text:style-name="T51">A</text:span><text:span text:style-name="T1">ll examples in this document will, whenever possible, use implicitly typed, variadic named macro parameter</text:span><text:span text:style-name="T70"> argument</text:span><text:span text:style-name="T1">s.</text:span></text:p>
      <text:h text:style-name="P120" text:outline-level="2"><text:bookmark-start text:name="__RefHeading__3179_295664061"/>The Implementing Macros<text:bookmark-end text:name="__RefHeading__3179_295664061"/></text:h>
      <text:p text:style-name="P52"><text:span text:style-name="T23">T</text:span><text:span text:style-name="T18">he macros </text:span><text:span text:style-name="T197">WG_LCL_CONTEXT</text:span><text:span text:style-name="T18">/</text:span><text:span text:style-name="T197">WGLCLCONTEXT_TPL</text:span><text:span text:style-name="T18"> </text:span><text:span text:style-name="T29">and </text:span><text:span text:style-name="T197">WG_LCLCONTEXT_END</text:span><text:span text:style-name="T167">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33">(</text:span><text:span text:style-name="T39">From hereafter, </text:span><text:span text:style-name="T33">his scope will be referred to as the STEPed scope.) </text:span><text:span text:style-name="T197">WG_LCL_CONTEXT</text:span><text:span text:style-name="T22"> and </text:span><text:span text:style-name="T197">WG_LCL_CONTEXT</text:span><text:span text:style-name="T198">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1" text:outline-level="2"><text:bookmark-start text:name="__RefHeading__1101_295664061"/><text:soft-page-break/>Scope Managers<text:bookmark-end text:name="__RefHeading__1101_295664061"/></text:h>
      <text:p text:style-name="P40"><text:span text:style-name="T1">Scope managers are central to this implementation of the </text:span><text:span text:style-name="T169">STEP</text:span><text:span text:style-name="T1"> idiom. </text:span><text:span text:style-name="T33">Each of the opening macros </text:span><text:span text:style-name="T197">WG_LCL_CONTEXT</text:span><text:span text:style-name="T18">/</text:span><text:span text:style-name="T197">WGLCLCONTEXT_TPL</text:span><text:span text:style-name="T33"> is associated with at least one scope manager. Scope managers</text:span><text:span text:style-name="T21"> are used to trigger user specified code whenever the appropriate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90" text:outline-level="4">Entry Methods</text:h>
      <text:p text:style-name="P9"><text:span text:style-name="T126"><text:s text:c="4"/>some-unspecified-type enter()</text:span><text:span text:style-name="T131">;</text:span></text:p>
      <text:p text:style-name="P10"><text:span text:style-name="T126"><text:s text:c="4"/>some-unspecified-type enter()</text:span><text:span text:style-name="T131"> const;</text:span></text:p>
      <text:h text:style-name="P91" text:outline-level="4">Exit Methods</text:h>
      <text:p text:style-name="P26"><text:span text:style-name="T126"><text:s text:c="4"/>void exit(bool const </text:span><text:span text:style-name="T137">scope_completed</text:span><text:span text:style-name="T126">)</text:span><text:span text:style-name="T132">;</text:span></text:p>
      <text:p text:style-name="P27"><text:span text:style-name="T126"><text:s text:c="4"/>void exit(bool const </text:span><text:span text:style-name="T137">scope_completed</text:span><text:span text:style-name="T126">)</text:span><text:span text:style-name="T132"> const;</text:span></text:p>
      <text:p text:style-name="P41"/>
      <text:p text:style-name="P66"><text:span text:style-name="T251">Whenever a </text:span><text:span text:style-name="T21">STEP</text:span><text:span text:style-name="T251">ed scope is entered the associated scope manager(s) invoke their </text:span><text:span text:style-name="T188">enter</text:span><text:span text:style-name="T251"> method in the order in which they were declared in the opening macro; and whenever a STEPed scope is exited the associated step manager(s) invoke their </text:span><text:span text:style-name="T185">exit</text:span><text:span text:style-name="T239"> method in the reverse order in which they were declared in the opening macro. If the STEPed scope was executed prematurely, that is control was transferred from within the STEPed scope to outside of it due to the execution of a </text:span><text:span text:style-name="T185">goto</text:span><text:span text:style-name="T239">, </text:span><text:span text:style-name="T185">return</text:span><text:span text:style-name="T239">, </text:span><text:span text:style-name="T185">break</text:span><text:span text:style-name="T239">, </text:span><text:span text:style-name="T185">continue</text:span><text:span text:style-name="T239">, or </text:span><text:span text:style-name="T185">throw</text:span><text:span text:style-name="T239"> statement, then the aforementioned </text:span><text:span text:style-name="T185">exit</text:span><text:span text:style-name="T239"> method(s) will be called with the boolean value </text:span><text:span text:style-name="T189">false</text:span><text:span text:style-name="T239">, else they will be called with the boolean value </text:span><text:span text:style-name="T189">true</text:span><text:span text:style-name="T239">.</text:span></text:p>
      <text:p text:style-name="P67">Note that <text:span text:style-name="T182">enter</text:span> methods are allowed to throw an exception. This means that if one does actually throw an exception, then the only <text:span text:style-name="T182">exit</text:span> methods that will subsequently be called will be the one for the throwing <text:span text:style-name="T182">enter</text:span> method and those associated with any previously invoked <text:span text:style-name="T182">enter</text:span> methods whose STEPed scope have not been completed.</text:p>
      <text:p text:style-name="P67">Also note that <text:span text:style-name="T182">exit</text:span> methods are allowed to throw an exception. <text:span text:style-name="T252">If an </text:span><text:span text:style-name="T191">exit</text:span><text:span text:style-name="T252"> method does throw an exception, then any subsequent </text:span><text:span text:style-name="T191">exit</text:span><text:span text:style-name="T252"> methods that are slated to be invoked will still be invoked.</text:span></text:p>
      <text:p text:style-name="P67"><draw:frame draw:style-name="fr1" draw:name="Frame7" text:anchor-type="paragraph" svg:x="0.0598in" svg:y="-0.0402in" svg:width="6.7819in" draw:z-index="6"><draw:text-box fo:min-height="0.5098in"><text:p text:style-name="P29"><text:span text:style-name="T179">Note</text:span><text:span text:style-name="T174">:</text:span><text:span text:style-name="T46"> </text:span><text:span text:style-name="T113">An </text:span><text:span text:style-name="T223">exit</text:span><text:span text:style-name="T113"> method that does throw will silently consume an</text:span><text:span text:style-name="T114">y</text:span><text:span text:style-name="T113"> active exception that originated from a</text:span><text:span text:style-name="T114">ny</text:span><text:span text:style-name="T113"> nested scope of its associated STEPed scope.</text:span></text:p></draw:text-box></draw:frame></text:p>
      <text:p text:style-name="P56"><text:span text:style-name="T240">There are two types of scope managers that can be used with this library, existing scope managers and adhoc scope managers. They are each described in </text:span><text:a xlink:type="simple" xlink:href="#2.5.Extant Scope Managers|outline"><text:span text:style-name="T240">Extant Scope Managers</text:span></text:a><text:span text:style-name="T240"> and </text:span><text:a xlink:type="simple" xlink:href="#2.6.Adhoc Scope Managers|outline"><text:span text:style-name="T240">Adhoc Scope Managers</text:span></text:a><text:span text:style-name="T240">.</text:span></text:p>
      <text:h text:style-name="P127" text:outline-level="2"><text:bookmark-start text:name="__RefHeading__3187_295664061"/>Extant Scope Managers<text:bookmark-end text:name="__RefHeading__3187_295664061"/></text:h>
      <text:h text:style-name="P78" text:outline-level="3"><text:bookmark-start text:name="__RefHeading__1103_295664061"/><text:span text:style-name="T227">w</text:span><text:span text:style-name="T226">ith</text:span><text:span text:style-name="T1"> Parameter</text:span><text:bookmark-end text:name="__RefHeading__1103_295664061"/></text:h>
      <text:p text:style-name="P44"><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199">with</text:span><text:span text:style-name="T34"> </text:span><text:span text:style-name="T61">named </text:span><text:span text:style-name="T34">parameter of their opening macro.</text:span><text:span text:style-name="T35"> </text:span><text:span text:style-name="T52">T</text:span><text:span text:style-name="T35">he </text:span><text:span text:style-name="T200">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4"><draw:frame draw:style-name="fr1" draw:name="Frame2" text:anchor-type="paragraph" svg:x="0.0598in" svg:y="-0.0402in" svg:width="6.7819in" draw:z-index="0"><draw:text-box fo:min-height="0.5098in"><text:p text:style-name="P29"><text:span text:style-name="T176">Advice</text:span><text:span text:style-name="T174">:</text:span><text:span text:style-name="T46"> </text:span><text:span text:style-name="T42">This library is Boost.Move enabled, so it's advised that scope managers be Boost.Move enabled also.</text:span></text:p></draw:text-box></draw:frame><text:soft-page-break/></text:p>
      <text:p text:style-name="P44"/>
      <text:p text:style-name="P44"><draw:frame draw:style-name="fr1" draw:name="Frame3" text:anchor-type="paragraph" svg:x="0.0598in" svg:y="-0.0402in" svg:width="6.7819in" draw:z-index="1"><draw:text-box fo:min-height="0.5098in"><text:p text:style-name="P30"><text:span text:style-name="T175">Note</text:span><text:span text:style-name="T174">:</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9">Noncopyable ...</text:span></text:a></text:p></draw:text-box></draw:frame></text:p>
      <text:p text:style-name="P44"/>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53">1</text:span></text:p>
      <text:h text:style-name="P79" text:outline-level="3"><text:bookmark-start text:name="__RefHeading__1105_295664061"/><text:span text:style-name="T228">e</text:span><text:span text:style-name="T226">nter_as</text:span><text:span text:style-name="T1"> Parameter</text:span><text:bookmark-end text:name="__RefHeading__1105_295664061"/></text:h>
      <text:p text:style-name="P53"><text:span text:style-name="T37">T</text:span><text:span text:style-name="T1">he return value, if any, of an extant scope manager's entry maybe captured via the </text:span><text:span text:style-name="T193">enter_as</text:span><text:span text:style-name="T1"> </text:span><text:span text:style-name="T71">named </text:span><text:span text:style-name="T38">macro </text:span><text:span text:style-name="T1">parameter</text:span><text:span text:style-name="T110">, else it is ignored</text:span><text:span text:style-name="T1">.</text:span><text:span text:style-name="T52"> The syntax for this is:</text:span></text:p>
      <text:p text:style-name="P11"><text:span text:style-name="T126"><text:s text:c="4"/>enter_as(</text:span><text:span text:style-name="T135">type-expression</text:span><text:span text:style-name="T126"> variable-name)</text:span></text:p>
      <text:p text:style-name="P5"/>
      <text:p text:style-name="P43">Example:</text:p>
      <text:p text:style-name="Text_20_body"><text:span text:style-name="T186"><text:s text:c="4"/>WG_LCLCONTEXT( with(filemngr("data.txt")) enter_as(file) )<text:line-break/> <text:s text:c="3"/>{<text:line-break/> <text:s text:c="5"/>// Process file </text:span><text:span text:style-name="T187">obj </text:span><text:span text:style-name="T186">here ...<text:line-break/> <text:s text:c="3"/>}<text:line-break/> <text:s text:c="3"/>WG_LCLCONTEXT_END</text:span><text:span text:style-name="T190">1</text:span></text:p>
      <text:h text:style-name="P122" text:outline-level="2"><text:bookmark-start text:name="__RefHeading__1107_295664061"/>Adhoc Scope Managers<text:bookmark-end text:name="__RefHeading__1107_295664061"/></text:h>
      <text:h text:style-name="P80" text:outline-level="3"><text:bookmark-start text:name="__RefHeading__3196_295664061"/><text:span text:style-name="T226">with</text:span><text:span text:style-name="T229">_</text:span><text:span text:style-name="T226">adhoc</text:span><text:span text:style-name="T1"> Parameter</text:span><text:bookmark-end text:name="__RefHeading__3196_295664061"/></text:h>
      <text:p text:style-name="P57"><text:span text:style-name="T1">Adhoc scope managers are scope managers built on the fly using whatever user specified variable </text:span><text:span text:style-name="T62">that is </text:span><text:span text:style-name="T1">visible in the current scope.</text:span><text:span text:style-name="T61"> They are specified in the </text:span><text:span text:style-name="T201">with_adhoc</text:span><text:span text:style-name="T61"> named parameter of the opening macro. The arguments to </text:span><text:span text:style-name="T201">with_adhoc</text:span><text:span text:style-name="T61"> bind those variables with the same name in the enclosing scope to the scope manager that will be built. </text:span><text:span text:style-name="T75">Additionally, the identifier </text:span><text:span text:style-name="T204">this_</text:span><text:span text:style-name="T75">, if used as an argument to </text:span><text:span text:style-name="T204">with_adhoc</text:span><text:span text:style-name="T75">, binds the </text:span><text:span text:style-name="T204">this</text:span><text:span text:style-name="T75"> variable of the enclosing scope to its associated scope manager. </text:span><text:span text:style-name="T115">It is also possible to use </text:span><text:span text:style-name="T224">with_adhoc</text:span><text:span text:style-name="T115"> with no arguments, in that case the opening and closing parenthesis must also be omitted.</text:span></text:p>
      <text:p text:style-name="P57"><text:span text:style-name="T76">Following </text:span><text:span text:style-name="T205">with_adhoc</text:span><text:span text:style-name="T62">,</text:span><text:span text:style-name="T61"> at least one of </text:span><text:span text:style-name="T201">one_enter</text:span><text:span text:style-name="T61"> or </text:span><text:span text:style-name="T201">on_exit</text:span><text:span text:style-name="T61"> named parameters must be specified.</text:span><text:span text:style-name="T63"> These named parameters, collectively referred to </text:span><text:span text:style-name="T64">as </text:span><text:span text:style-name="T63">adhoc scope handlers, are said to be associated </text:span><text:soft-page-break/><text:span text:style-name="T63">with the adhoc scope manager identified by the </text:span><text:span text:style-name="T202">with_adhoc</text:span><text:span text:style-name="T63"> named parameter that immediately </text:span><text:span text:style-name="T65">precedes</text:span><text:span text:style-name="T63"> them.</text:span></text:p>
      <text:h text:style-name="P81" text:outline-level="3"><text:bookmark-start text:name="__RefHeading__3198_295664061"/><text:span text:style-name="T230">o</text:span><text:span text:style-name="T226">n_enter</text:span><text:span text:style-name="T1"> Parameter</text:span><text:bookmark-end text:name="__RefHeading__3198_295664061"/></text:h>
      <text:p text:style-name="P58"><text:span text:style-name="T1">If the </text:span><text:span text:style-name="T193">on_enter</text:span><text:span text:style-name="T1"> named macro parameter is specified, then </text:span><text:span text:style-name="T63">whatever statements specified </text:span><text:span text:style-name="T73">as</text:span><text:span text:style-name="T63"> its argument will be executed by its associated adhoc scope manager upon entry into the STEPed scope that immediately follows </text:span><text:span text:style-name="T72">its opening</text:span><text:span text:style-name="T63"> macro.</text:span><text:span text:style-name="T67"> Within this parameter's argument, those variables bound to its associated scope manager are available for use.</text:span></text:p>
      <text:h text:style-name="P82" text:outline-level="3"><text:bookmark-start text:name="__RefHeading__3200_295664061"/><text:span text:style-name="T232">o</text:span><text:span text:style-name="T231">n_exit</text:span><text:span text:style-name="T1"> Parameter</text:span><text:bookmark-end text:name="__RefHeading__3200_295664061"/></text:h>
      <text:p text:style-name="P59"><text:span text:style-name="T66">If the </text:span><text:span text:style-name="T203">on_exit</text:span><text:span text:style-name="T66"> named macro parameter is specified, then whatever statements specified as its argument will be executed by its associated adhoc scope manager upon exit, for any reason whatsoever, from the STEPed scope that immediately follows </text:span><text:span text:style-name="T73">its opening macro</text:span><text:span text:style-name="T66">.</text:span><text:span text:style-name="T67"> Within this parameter's argument, those variables bound to its associated scope manager are available for use.</text:span><text:span text:style-name="T68"> Additionally, the boolean variable </text:span><text:span text:style-name="T244">scope_completed</text:span><text:span text:style-name="T68"> is also available, indicating whether the STEPed scope exited </text:span><text:span text:style-name="T116">prematurely</text:span><text:span text:style-name="T68"> or not.</text:span></text:p>
      <text:p text:style-name="P34"/>
      <text:p text:style-name="Text_20_body"><text:bookmark-start text:name="__RefHeading__3202_295664061"/><text:span text:style-name="T68">E</text:span><text:span text:style-name="T1">xample</text:span><text:span text:style-name="T109">:</text:span><text:bookmark-end text:name="__RefHeading__3202_295664061"/></text:p>
      <text:p text:style-name="Standard"><text:span text:style-name="T219"><text:s text:c="4"/>File file(path);<text:line-break/><text:line-break/></text:span><text:span text:style-name="T182">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10" text:outline-level="1"><text:bookmark-start text:name="__RefHeading__1109_295664061"/>Reference<text:bookmark-end text:name="__RefHeading__1109_295664061"/></text:h>
      <text:h text:style-name="P123" text:outline-level="2"><text:bookmark-start text:name="__RefHeading__3225_295664061"/>Macros<text:bookmark-end text:name="__RefHeading__3225_295664061"/></text:h>
      <text:h text:style-name="P83" text:outline-level="3"><text:bookmark-start text:name="__RefHeading__3227_295664061"/><text:span text:style-name="T231">WG_LCLCONTEXT(...)</text:span><text:span text:style-name="T1"><text:line-break/></text:span><text:span text:style-name="T231">WG_LCLCONTEXT_TPL(...)</text:span><text:span text:style-name="T1"><text:line-break/></text:span><text:span text:style-name="T231">WG_LCLCONTEXT_END</text:span><text:bookmark-end text:name="__RefHeading__3227_295664061"/></text:h>
      <text:p text:style-name="P60"><text:span text:style-name="T1">These macros start and end a STEPed scope. Their syntax is defined </text:span><text:a xlink:type="simple" xlink:href="#5.Grammar|outline"><text:span text:style-name="T1">here</text:span></text:a><text:span text:style-name="T1">. </text:span><text:span text:style-name="T193">WG_LCLCONTEXT</text:span><text:span text:style-name="T1"> is for use in non-template functions and </text:span><text:span text:style-name="T193">WG_LCLCONTEXT</text:span><text:span text:style-name="T1"> is for use in template functions. The</text:span><text:span text:style-name="T79">se</text:span><text:span text:style-name="T1"> two aforementioned macros</text:span><text:span text:style-name="T79">, sometimes referred to as opening macros, will</text:span><text:span text:style-name="T1"> accept the following named</text:span><text:span text:style-name="T77"> parameters:</text:span></text:p>
      <text:list xml:id="list2459254372538557387" text:style-name="L1">
        <text:list-item>
          <text:p text:style-name="P93">with(scope-manager-expr)</text:p>
          <text:p text:style-name="P95"><text:span text:style-name="T1">The </text:span><text:span text:style-name="T193">with</text:span><text:span text:style-name="T1"> named parameter associates the scope manager specified by its argument with its associated macro.</text:span><text:span text:style-name="T78"> </text:span><text:span text:style-name="T117">L</text:span><text:span text:style-name="T78">value expression arguments are captured by reference whereas rvalue expression arguments are captured by value. Whenever possible this library will attempt to move </text:span><text:span text:style-name="T206">with</text:span><text:span text:style-name="T79">'s </text:span><text:span text:style-name="T78">rvalue arguments before resorting to copying them.</text:span></text:p>
          <text:p text:style-name="P96"><text:soft-page-break/><text:span text:style-name="T78">N</text:span><text:span text:style-name="T1">on-copyable const rvalues may not be used as arguments to </text:span><text:span text:style-name="T193">with</text:span><text:span text:style-name="T1">. This is because they </text:span><text:span text:style-name="T85">can</text:span><text:span text:style-name="T1"> neither be copied nor moved.</text:span></text:p>
          <text:p text:style-name="P106"><text:span text:style-name="T83">F</text:span><text:span text:style-name="T48">or portability with C++03</text:span><text:span text:style-name="T83">,</text:span><text:span text:style-name="T48"> it is recommended that non-copyable scope managers</text:span><text:span text:style-name="T83"> follow these </text:span><text:a xlink:type="simple" xlink:href="#4.1.2.Noncopyable Const LValue Scope Managers|outline"><text:span text:style-name="T84">guidelines</text:span></text:a><text:span text:style-name="T83">.</text:span></text:p>
        </text:list-item>
        <text:list-item>
          <text:p text:style-name="P97"><text:span text:style-name="T142">enter_as(</text:span><text:span text:style-name="T143">type-expression</text:span><text:span text:style-name="T142"> variable-name)</text:span></text:p>
          <text:p text:style-name="P97"><text:span text:style-name="T90">If present, t</text:span><text:span text:style-name="T89">he </text:span><text:span text:style-name="T209">enter_as</text:span><text:span text:style-name="T89"> named parameter must immediately follow a </text:span><text:span text:style-name="T209">with</text:span><text:span text:style-name="T89"> named parameter.</text:span><text:span text:style-name="T86"> This parameter tells its associated macro to capture the return value of its associated scope manager's </text:span><text:span text:style-name="T208">enter</text:span><text:span text:style-name="T86"> method call in the variable </text:span><text:span text:style-name="T142">variable-name</text:span><text:span text:style-name="T86">. This variable </text:span><text:span text:style-name="T88">will</text:span><text:span text:style-name="T86"> only </text:span><text:span text:style-name="T88">be </text:span><text:span text:style-name="T86">available within th</text:span><text:span text:style-name="T87">is named parameter's</text:span><text:span text:style-name="T86"> associated STEPed scope.</text:span><text:span text:style-name="T111"> If this named parameter is omitted then the return value, if any, of its associated scope manager's </text:span><text:span text:style-name="T220">enter</text:span><text:span text:style-name="T111"> method call will be ignored.</text:span></text:p>
        </text:list-item>
        <text:list-item>
          <text:p text:style-name="P94"><text:span text:style-name="T145">with_adhoc[ ( nlt-bound-var-dcln-list ) ] adhoc-scope-handlers </text:span><text:span text:style-name="T246">(V)</text:span></text:p>
          <text:p text:style-name="P94"><text:span text:style-name="T146">with_adhoc[ </text:span><text:span text:style-name="T147">nlt-</text:span><text:span text:style-name="T146">bound-tuple-seq ] adhoc-scope-handlers</text:span></text:p>
          <text:p text:style-name="P92"><text:span text:style-name="T155">The </text:span><text:span text:style-name="T210">with_adhoc</text:span><text:span text:style-name="T155"> named parameter </text:span><text:span text:style-name="T156">creates an</text:span><text:span text:style-name="T155"> </text:span><text:span text:style-name="T156">anonymous</text:span><text:span text:style-name="T155"> scope manager</text:span><text:span text:style-name="T156"> whose</text:span><text:span text:style-name="T157"> </text:span><text:span text:style-name="T211">enter</text:span><text:span text:style-name="T156"> and </text:span><text:span text:style-name="T211">exit</text:span><text:span text:style-name="T156"> methods can be customized by the </text:span><text:span text:style-name="T211">on_enter</text:span><text:span text:style-name="T156"> and </text:span><text:span text:style-name="T211">on_exit</text:span><text:span text:style-name="T156"> named parameters.</text:span><text:span text:style-name="T158"> Arguments to </text:span><text:span text:style-name="T212">with_adhoc</text:span><text:span text:style-name="T158"> bind those variables </text:span><text:span text:style-name="T159">that have the</text:span><text:span text:style-name="T158"> same name in the enclosing scope to the said scope manager</text:span><text:span text:style-name="T159">,</text:span><text:span text:style-name="T158"> making those variables accessible </text:span><text:span text:style-name="T159">to its</text:span><text:span text:style-name="T158"> handler methods.</text:span><text:span text:style-name="T160"> Additionally, the special identifier </text:span><text:span text:style-name="T213">this_</text:span><text:span text:style-name="T160"> binds the </text:span><text:span text:style-name="T213">this</text:span><text:span text:style-name="T160"> variable (if there is one) of the enclosing scope to the said scope manager.</text:span></text:p>
          <text:p text:style-name="P98"><text:span text:style-name="T160">N</text:span><text:span text:style-name="T154">ote: at least one of </text:span><text:span text:style-name="T193">on_enter</text:span><text:span text:style-name="T154"> or </text:span><text:span text:style-name="T193">on_exit</text:span><text:span text:style-name="T154"> named parameters must follow this named parameter.</text:span></text:p>
        </text:list-item>
        <text:list-item>
          <text:p text:style-name="P99"><text:span text:style-name="T126">on_enter( compound-statement )</text:span> </text:p>
          <text:p text:style-name="P99"><text:span text:style-name="T162">If present, t</text:span><text:span text:style-name="T154">he </text:span><text:span text:style-name="T193">on_enter</text:span><text:span text:style-name="T154"> named parameter must immediately follow a </text:span><text:span text:style-name="T193">with_adhoc</text:span><text:span text:style-name="T154"> named parameter. </text:span><text:span text:style-name="T161">This named parameter allows the user to customize </text:span><text:span text:style-name="T163">the </text:span><text:span text:style-name="T214">enter</text:span><text:span text:style-name="T161"> method of the</text:span><text:span text:style-name="T163"> previously created</text:span><text:span text:style-name="T161"> anonymous scope manager</text:span><text:span text:style-name="T163">. </text:span><text:span text:style-name="T164">Please note that t</text:span><text:span text:style-name="T163">he return type of this method will always be </text:span><text:span text:style-name="T215">void</text:span><text:span text:style-name="T163">, so even if the argument to this named parameter returns, it will be ignored.</text:span></text:p>
        </text:list-item>
        <text:list-item>
          <text:p text:style-name="P100">on_exit( compound-statement )</text:p>
          <text:p text:style-name="P101"><text:span text:style-name="T154">If present, the </text:span><text:span text:style-name="T193">on_exit</text:span><text:span text:style-name="T154"> named parameter must either follow a </text:span><text:span text:style-name="T193">with_adhoc</text:span><text:span text:style-name="T154"> or a </text:span><text:span text:style-name="T193">on_enter</text:span><text:span text:style-name="T154"> named parameter.</text:span><text:span text:style-name="T165"> </text:span><text:span text:style-name="T161">This named parameter allows the user to customize </text:span><text:span text:style-name="T163">the </text:span><text:span text:style-name="T216">exit</text:span><text:span text:style-name="T161"> method of the</text:span><text:span text:style-name="T163"> previously created</text:span><text:span text:style-name="T161"> anonymous scope manager</text:span><text:span text:style-name="T163">.</text:span><text:span text:style-name="T165"> Please note that the boolean </text:span><text:span text:style-name="T222">scope_completed</text:span><text:span text:style-name="T165"> variable is accessible within this named parameter's argument. Also </text:span><text:span text:style-name="T154">note that t</text:span><text:span text:style-name="T163">he return type of this method will always be </text:span><text:span text:style-name="T215">void</text:span><text:span text:style-name="T163">, so even if the argument to this named parameter returns, it will be ignored.</text:span></text:p>
        </text:list-item>
      </text:list>
      <text:p text:style-name="P61"><text:span text:style-name="T1">Multiple scope managers, both extan</text:span><text:span text:style-name="T81">t</text:span><text:span text:style-name="T1"> and adhoc, maybe </text:span><text:span text:style-name="T82">specified by</text:span><text:span text:style-name="T1"> an opening macro. These scope managers are captured and/or constructed in the order in which they appeared in their opening macro, and, whenever appropriate, are destructed in the reverse order.</text:span><text:span text:style-name="T80"> Upon entry into a STEPed scope, the </text:span><text:span text:style-name="T207">enter</text:span><text:span text:style-name="T80"> method of the opening macro's scope managers will be executed in the order in which those </text:span><text:soft-page-break/><text:span text:style-name="T80">scope managers were specified, and upon exit from the said scope</text:span><text:span text:style-name="T112">, for any reason whatsoever</text:span><text:span text:style-name="T80">, the </text:span><text:span text:style-name="T207">exit</text:span><text:span text:style-name="T80"> method of said scope managers will be executed in the reverse order.</text:span></text:p>
      <text:h text:style-name="P84" text:outline-level="3"><text:bookmark-start text:name="__RefHeading__3234_295664061"/><text:span text:style-name="T180">WG_LCLCONTEXT_CONFIG_PARAMS_MAX_ARITY</text:span> <text:bookmark-end text:name="__RefHeading__3234_295664061"/></text:h>
      <text:p text:style-name="P62"><text:span text:style-name="T80">A</text:span><text:span text:style-name="T1"> user configurable object macro that controls the maximum number of scope managers that can be associated with a single opening macro at a time. If set, then it must expand to a non-negative integer, else it defaults to 5.</text:span><text:span text:style-name="T91"> The current maximum value this macro can be set to is 10.</text:span></text:p>
      <text:p text:style-name="P65"><text:span text:style-name="T91">Note: in order for this macro to take effect in any particular translation unit, that translation unit must define it before the first inclusion of </text:span><text:span text:style-name="T221">LclContext.hh </text:span><text:span text:style-name="T91">.</text:span></text:p>
      <text:h text:style-name="P111" text:outline-level="1"><text:bookmark-start text:name="__RefHeading__3154_295664061"/>Limitations<text:bookmark-end text:name="__RefHeading__3154_295664061"/></text:h>
      <text:h text:style-name="P124" text:outline-level="2"><text:bookmark-start text:name="__RefHeading__3156_295664061"/>C++03 Limitations<text:bookmark-end text:name="__RefHeading__3156_295664061"/></text:h>
      <text:h text:style-name="P85"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5"><text:span text:style-name="T43">For maximum portability, 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5"><text:span text:style-name="T108">As for type arguments of macro parameters that contain commas, a very simple workaround </text:span><text:span text:style-name="T54">is to use typedef aliases instead.</text:span></text:p>
      <text:p text:style-name="P64"><text:span text:style-name="T54">N</text:span><text:span text:style-name="T1">ote that the above limitation does exist for C++11 nor C++03 preprocessors that support variadic macros.</text:span></text:p>
      <text:h text:style-name="P76" text:outline-level="3"><text:bookmark-start text:name="__RefHeading__3185_295664061"/>Noncopyable Const LValue Scope Managers<text:bookmark-end text:name="__RefHeading__3185_295664061"/></text:h>
      <text:p text:style-name="P54"><text:span text:style-name="T1">If a noncopyable const lvalue expression is to be used with the </text:span><text:span text:style-name="T193">with</text:span><text:span text:style-name="T1"> named parameter in C++03, then its type should be marked to indicate that it is noncopyable. There are four ways to do this:</text:span></text:p>
      <text:list xml:id="list2574972281637470935" text:style-name="L2">
        <text:list-item>
          <text:p text:style-name="P103"><text:span text:style-name="T1">derive said type from ::</text:span><text:span text:style-name="T193">boost::noncopyable</text:span><text:span text:style-name="T1">, or</text:span></text:p>
        </text:list-item>
        <text:list-item>
          <text:p text:style-name="P102"><text:span text:style-name="T256">mark said type </text:span><text:span text:style-name="T182">BOOST_MOVABLE_BUT_NOT_COPYABLE</text:span><text:span text:style-name="T257">, or</text:span></text:p>
        </text:list-item>
        <text:list-item>
          <text:p text:style-name="P102">mark said type's copy constructor "= delete", or </text:p>
        </text:list-item>
        <text:list-item>
          <text:p text:style-name="P103"><text:span text:style-name="T1">specialize </text:span><text:span text:style-name="T193">::boost::copy_constructible</text:span><text:span text:style-name="T1"> for said type.</text:span></text:p>
        </text:list-item>
      </text:list>
      <text:p text:style-name="P55"><text:span text:style-name="T1">For maximum portability, it is advised to do one of the above for all noncopyable </text:span><text:span text:style-name="T60">scope manager </text:span><text:span text:style-name="T1">types.</text:span></text:p>
      <text:h text:style-name="P125" text:outline-level="2"><text:bookmark-start text:name="__RefHeading__2228_391064926"/>General Limitations<text:bookmark-end text:name="__RefHeading__2228_391064926"/></text:h>
      <text:p text:style-name="P33"><text:span text:style-name="T250">T</text:span>ODO</text:p>
      <text:h text:style-name="P112" text:outline-level="1"><text:bookmark-start text:name="__RefHeading__1111_295664061"/><text:soft-page-break/>Grammar<text:bookmark-end text:name="__RefHeading__1111_295664061"/></text:h>
      <text:h text:style-name="P126" text:outline-level="2"><text:bookmark-start text:name="__RefHeading__1113_295664061"/>Special Symbols<text:bookmark-end text:name="__RefHeading__1113_295664061"/></text:h>
      <text:list xml:id="list6677745075809551806" text:style-name="L3">
        <text:list-item>
          <text:p text:style-name="P104">[...]</text:p>
          <text:p text:style-name="P104">Items enclosed in square brackets denote optional grammar entries.</text:p>
        </text:list-item>
        <text:list-item>
          <text:p text:style-name="P107">with with_adhoc enter<text:span text:style-name="T245">_</text:span>as on_enter on_exit</text:p>
          <text:p text:style-name="P105">These tokens are to be regarded as non-punctuation terminals.</text:p>
        </text:list-item>
      </text:list>
      <text:h text:style-name="P126" text:outline-level="2"><text:bookmark-start text:name="__RefHeading__1115_295664061"/>EBNF<text:bookmark-end text:name="__RefHeading__1115_295664061"/></text:h>
      <text:p text:style-name="P1"><text:span text:style-name="T181">lclcontext</text:span><text:span text:style-name="T126">-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26">lclcontext-start-macro </text:span><text:span text:style-name="T182">::=</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49"><text:s text:c="2"/></text:span>with_adhoc[ ( nlt-bound-var-dcln-list ) ] adhoc-scope-handlers <text:span text:style-name="T246">(V)</text:span></text:p>
      <text:p text:style-name="P12"><text:span text:style-name="T126"><text:s text:c="2"/></text:span><text:span text:style-name="T136">| </text:span><text:span text:style-name="T126">with_adhoc[ </text:span><text:span text:style-name="T129">nlt-</text:span><text:span text:style-name="T126">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48">var-dcln</text:span></text:p>
      <text:p text:style-name="P22"><text:s text:c="2"/>| nlt-bound-var-dcln-list<text:span text:style-name="T248">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41"><text:s/>explicit-non-local-type</text:span> var-name</text:p>
      <text:p text:style-name="P3"><text:soft-page-break/></text:p>
      <text:p text:style-name="P6"><text:span text:style-name="T126">implicit-type-var-dcln </text:span><text:span text:style-name="T127">:</text:span><text:span text:style-name="T126">:=</text:span></text:p>
      <text:p text:style-name="P17"><text:s text:c="2"/>implicit-type var-name</text:p>
      <text:p text:style-name="P17"/>
      <text:p text:style-name="P20">type-expression ::=</text:p>
      <text:p text:style-name="P20"><text:s text:c="4"/>explicit-non-local-type</text:p>
      <text:p text:style-name="P21"><text:s text:c="2"/>|<text:span text:style-name="T242"> implicit-type</text:span></text:p>
      <text:p text:style-name="P17"/>
      <text:p text:style-name="P6"><text:span text:style-name="T126">implicit-type </text:span><text:span text:style-name="T128">:</text:span><text:span text:style-name="T126">:= lib-type-qualifiers | empty-</text:span><text:span text:style-name="T134">token</text:span></text:p>
      <text:p text:style-name="P17"/>
      <text:p text:style-name="P13"><text:span text:style-name="T126">lib-type-qualifiers </text:span><text:span text:style-name="T128">:</text:span><text:span text:style-name="T126">:= const | ref | const ref</text:span></text:p>
      <text:p text:style-name="P17"/>
      <text:p text:style-name="P13"><text:span text:style-name="T126">explicit-non-local-type </text:span><text:span text:style-name="T128">:</text:span><text:span text:style-name="T126">:= </text:span></text:p>
      <text:p text:style-name="P17"><text:span text:style-name="T125"><text:s text:c="2"/></text:span><text:span text:style-name="T144">type</text:span><text:span text:style-name="T125">( non-local-type-specifier )</text:span></text:p>
      <text:p text:style-name="P16"/>
      <text:p text:style-name="P24"><text:span text:style-name="T247">(V)</text:span> Requires a variadic macro supported preprocessor.</text:p>
      <text:p text:style-name="P16">scope-manager-expr ::= A C++ expression that evaluates to a scope manager.</text:p>
      <text:p text:style-name="P16">compound-statement ::= See C++ standard.</text:p>
      <text:p text:style-name="P14"><text:span text:style-name="T126">var-name </text:span><text:span text:style-name="T128">:</text:span><text:span text:style-name="T126">:= A C++ variable name.</text:span></text:p>
      <text:p text:style-name="P14"><text:span text:style-name="T126">non-local-type-specifier </text:span><text:span text:style-name="T128">:</text:span><text:span text:style-name="T126">:=</text:span></text:p>
      <text:p text:style-name="P16"><text:s text:c="2"/>A type-specifier that specifies a non-local type.</text:p>
      <text:p text:style-name="P19">empty-token ::= The token consisting of no characters.</text:p>
      <text:h text:style-name="P113" text:outline-level="1"><text:bookmark-start text:name="__RefHeading__1117_295664061"/>Alternatives<text:bookmark-end text:name="__RefHeading__1117_295664061"/></text:h>
      <text:h text:style-name="P114"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36">e</text:span>abl<text:span text:style-name="T237">e</text:span> <text:span text:style-name="T238">Intent</text:span><text:bookmark-end text:name="__RefHeading__1121_295664061"/></text:h>
      <text:p text:style-name="P38"><text:span text:style-name="T74">U</text:span><text:span text:style-name="T12">sing</text:span><text:span text:style-name="T10"> Boost.ScopeExit to formalize the </text:span><text:span text:style-name="T172">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4">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195">a1</text:span><text:span text:style-name="T9">, </text:span><text:span text:style-name="T195">a2</text:span><text:span text:style-name="T9">,</text:span><text:span text:style-name="T12"> and</text:span><text:span text:style-name="T9"> </text:span><text:span text:style-name="T195">a3</text:span><text:span text:style-name="T9"> the method </text:span><text:span text:style-name="T196">suspend_layout</text:span><text:span text:style-name="T9"> must be called on scope entry and the method </text:span><text:span text:style-name="T196">resume_layout</text:span><text:span text:style-name="T9"> must be called on scope exit, then the programmer must ensure that they are ordered in the following manner:</text:span></text:p>
      <text:p text:style-name="P8"><text:span text:style-name="T126"><text:s text:c="4"/>a1.</text:span><text:span text:style-name="T196">suspend_layout</text:span><text:span text:style-name="T126">();</text:span></text:p>
      <text:p text:style-name="P15"><text:span text:style-name="T126"><text:s text:c="4"/>BOOST_SCOPE_EXIT(&amp;foo) { a1.</text:span><text:span text:style-name="T196">resume_layout</text:span><text:span text:style-name="T126">(); } BOOST_SCOPE_EXIT_END</text:span></text:p>
      <text:p text:style-name="P15"><text:span text:style-name="T126"><text:s text:c="4"/>a2.</text:span><text:span text:style-name="T196">suspend_layout</text:span><text:span text:style-name="T126">();</text:span></text:p>
      <text:p text:style-name="P15"><text:span text:style-name="T126"><text:s text:c="4"/>BOOST_SCOPE_EXIT(&amp;foo) { a2.</text:span><text:span text:style-name="T196">resume_layout</text:span><text:span text:style-name="T126">(); } BOOST_SCOPE_EXIT_END</text:span></text:p>
      <text:p text:style-name="P15"><text:span text:style-name="T126"><text:s text:c="4"/>a3.</text:span><text:span text:style-name="T196">suspend_layout</text:span><text:span text:style-name="T126">();</text:span></text:p>
      <text:p text:style-name="P15"><text:span text:style-name="T126"><text:s text:c="4"/>BOOST_SCOPE_EXIT(&amp;foo) { a3.</text:span><text:span text:style-name="T196">resume_layout</text:span><text:span text:style-name="T126">(); } BOOST_SCOPE_EXIT_END</text:span></text:p>
      <text:p text:style-name="P15"/>
      <text:p text:style-name="P15"><text:span text:style-name="T126"><text:s text:c="4"/></text:span><text:span text:style-name="T130">// User code goes here:</text:span></text:p>
      <text:p text:style-name="P39"/>
      <text:p text:style-name="P31">and not in the following plausible manner:</text:p>
      <text:p text:style-name="P7"><text:span text:style-name="T126"><text:s text:c="4"/>a1.</text:span><text:span text:style-name="T183">suspend_layout</text:span><text:span text:style-name="T126">();</text:span></text:p>
      <text:p text:style-name="P15"><text:span text:style-name="T126"><text:s text:c="4"/>a2.</text:span><text:span text:style-name="T196">suspend_layout</text:span><text:span text:style-name="T126">();</text:span></text:p>
      <text:p text:style-name="P15"><text:span text:style-name="T126"><text:s text:c="4"/>a3.</text:span><text:span text:style-name="T196">suspend_layout</text:span><text:span text:style-name="T126">();</text:span></text:p>
      <text:p text:style-name="P15"><text:span text:style-name="T126"><text:s text:c="4"/>BOOST_SCOPE_EXIT(&amp;foo) { a1.</text:span><text:span text:style-name="T196">resume_layout</text:span><text:span text:style-name="T126">(); } BOOST_SCOPE_EXIT_END</text:span></text:p>
      <text:p text:style-name="P15"><text:span text:style-name="T126"><text:s text:c="4"/>BOOST_SCOPE_EXIT(&amp;foo) { a2.</text:span><text:span text:style-name="T196">resume_layout</text:span><text:span text:style-name="T126">(); } BOOST_SCOPE_EXIT_END</text:span></text:p>
      <text:p text:style-name="P15"><text:soft-page-break/><text:span text:style-name="T126"><text:s text:c="4"/>BOOST_SCOPE_EXIT(&amp;foo) { a3.</text:span><text:span text:style-name="T196">resume_layout</text:span><text:span text:style-name="T126">(); } BOOST_SCOPE_EXIT_END</text:span></text:p>
      <text:p text:style-name="P15"/>
      <text:p text:style-name="P15"><text:span text:style-name="T126"><text:s text:c="4"/></text:span><text:span text:style-name="T130">// User code goes here:</text:span></text:p>
      <text:p text:style-name="P31"/>
      <text:p text:style-name="P31">since in the latter case if <text:span text:style-name="T182">a2.</text:span><text:span text:style-name="T184">suspend_layout</text:span><text:span text:style-name="T182">()</text:span> throws<text:span text:style-name="T233"> then </text:span><text:span text:style-name="T184">a1</text:span><text:span text:style-name="T233">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34">after</text:span> the <text:span text:style-name="T182">BOOST_SCOPE_EXIT_END</text:span> macro.<text:span text:style-name="T235"> In the author's opinion, a first glance at code which uses Boost.ScopeExit conveys that the specified exit-code will be executed upon exit from anywhere in the current scope and not just for the </text:span><text:span text:style-name="T177">portion</text:span><text:span text:style-name="T235"> of the current scope after Boost.ScopeExit's ending macro. Additionally, this author argues that one has to become acclimated to the latter fact in order to comfortably use Boost.ScopeExit.</text:span></text:p>
      <text:h text:style-name="P86" text:outline-level="3"><text:bookmark-start text:name="__RefHeading__3081_318050475"/>Feature Deficiency<text:bookmark-end text:name="__RefHeading__3081_318050475"/></text:h>
      <text:p text:style-name="P68">With Boost.ScopeExit it is not possible to automatically determine whether its scope was exited prematurely or not.<text:span text:style-name="T254"> This means that writing transactional code using Boost.ScopeExit requires the programmer to manually indicate the end of scope. Granted, with this library the programmer is also required to put </text:span><text:span text:style-name="T192">WG_LCLCONTEXT_END</text:span><text:span text:style-name="T168">N</text:span><text:span text:style-name="T254"> at the end of scope, however, the difference is that in the former if the manual indicator was forgotten it may or may not result in a runtime error whereas in the latter forgetting to use </text:span><text:span text:style-name="T192">WG_LCLCONTEXT_END</text:span><text:span text:style-name="T168">N</text:span><text:span text:style-name="T254">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05T23:04:52.665000000</dc:date>
    <meta:editing-duration>P5DT22H15M47S</meta:editing-duration>
    <meta:editing-cycles>290</meta:editing-cycles>
    <meta:generator>LibreOffice/4.2.4.2$Windows_x86 LibreOffice_project/63150712c6d317d27ce2db16eb94c2f3d7b699f8</meta:generator>
    <meta:document-statistic meta:table-count="0" meta:image-count="0" meta:object-count="0" meta:page-count="11" meta:paragraph-count="231" meta:word-count="3183" meta:character-count="21663" meta:non-whitespace-character-count="18489"/>
  </office:meta>
</office:document-meta>
</file>